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0fb7" officeooo:paragraph-rsid="0018563a"/>
    </style:style>
    <style:style style:name="P2" style:family="paragraph" style:parent-style-name="Standard" style:master-page-name="Standard">
      <style:paragraph-properties style:page-number="auto"/>
      <style:text-properties officeooo:rsid="00010fb7" officeooo:paragraph-rsid="0018563a"/>
    </style:style>
    <style:style style:name="P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8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8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8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8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8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8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8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8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8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8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9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9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9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9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9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9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9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9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9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9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0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0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0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0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0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0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0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0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0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0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1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1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1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1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1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1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1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1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1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1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2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2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2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2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2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2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2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2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2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2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3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3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3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3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3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3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3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3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3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3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4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4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4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4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4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4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4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4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4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4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5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5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5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5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5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5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5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5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5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5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6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6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6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6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6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6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6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6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6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6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7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7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7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7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7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7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7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7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7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7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8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8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8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8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8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8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8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8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8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8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9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9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9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9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9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9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9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9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9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19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0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0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0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0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0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0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0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0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0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0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1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1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1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1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1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1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1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1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1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1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2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2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2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2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2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2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2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2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2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2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3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3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3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3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3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3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3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3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3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3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4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4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4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4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4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4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4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4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4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4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5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5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5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5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5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5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5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5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5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5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6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6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6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6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6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6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6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6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6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6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7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7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7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7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7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7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7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7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7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7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8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8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8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8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8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8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8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8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8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8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9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9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9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9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9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9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9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9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9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29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0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0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0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0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0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0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0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0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0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0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1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1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1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1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1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1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1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1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1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1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2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2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2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2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2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2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2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2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2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2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3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3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3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3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3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3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3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3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3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3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4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4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4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4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4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4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4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4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4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4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5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5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5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5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5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5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5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5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5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5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6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6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6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6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6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6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6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6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6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6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7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7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7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7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7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7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7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7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7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7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8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8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8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8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8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8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8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8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8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8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9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9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9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9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9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9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9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9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9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39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0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0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0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0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0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0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0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0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0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0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1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1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1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1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1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1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1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1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1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1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2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2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2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2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2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2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2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2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2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2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3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3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3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3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3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3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3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3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3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3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4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4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4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4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4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4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4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4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4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4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5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5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5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5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5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5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5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5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5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5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6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6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6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6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6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6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6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6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6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6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7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7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7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7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7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7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7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7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7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7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8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8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8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8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8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8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8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8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8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8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9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9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9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9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9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9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9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9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9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49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0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0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0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0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0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0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0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0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0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0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1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1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1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1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1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1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1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1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1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1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2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2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2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2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2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2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2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2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2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2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3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3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3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3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3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3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3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3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3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3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4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4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4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4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4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4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4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4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4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4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5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5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5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5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5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5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5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5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5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5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6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6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6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6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6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6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6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6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6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6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7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7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7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7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7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7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7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7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7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7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8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8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8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8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8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8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8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8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8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8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9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9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9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9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9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9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9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9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9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59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0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0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0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0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0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0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0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0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0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0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1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1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1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1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1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1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1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1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1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1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2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2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2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2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2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2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2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2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2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2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3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3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3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3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3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3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3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3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3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3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4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4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4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4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4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4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4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4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4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4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5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5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5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5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5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5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5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5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5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5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6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6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6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6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6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6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6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6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6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6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7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7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7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7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7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7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7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7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7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7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8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8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8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8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8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8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8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8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8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8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9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9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9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9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9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9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9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9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9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69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0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0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0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0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0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0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0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0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0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0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1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1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1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1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1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1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1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1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1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1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2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2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2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2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2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2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2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2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2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2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3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3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3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3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3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3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3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3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3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3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4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4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4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4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4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4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4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4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4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4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5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5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5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5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5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5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5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5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5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5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6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6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6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6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6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6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6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6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6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6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7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7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7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7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7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7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7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7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78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79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80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81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82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83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84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85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86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87" style:family="paragraph" style:parent-style-name="Standard" style:master-page-name="Standard">
      <style:paragraph-properties style:page-number="1"/>
      <style:text-properties officeooo:rsid="00010fb7" officeooo:paragraph-rsid="0018563a"/>
    </style:style>
    <style:style style:name="P788" style:family="paragraph" style:parent-style-name="Standard" style:master-page-name="Standard">
      <style:paragraph-properties style:page-number="1"/>
      <style:text-properties officeooo:rsid="00010fb7" officeooo:paragraph-rsid="001856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njour monsieur AAGABBGKHAI, vous habitez à :OZAZE.</text:p>
      <text:p text:style-name="P1"/>
      <text:p text:style-name="P3">Bonjour monsieur AAGABBKEA, vous habitez à :OZAZE.</text:p>
      <text:p text:style-name="P1"/>
      <text:p text:style-name="P3">Bonjour monsieur AAIABG, vous habitez à :.</text:p>
      <text:p text:style-name="P1"/>
      <text:p text:style-name="P3">Bonjour monsieur AAJFIB, vous habitez à :ORTZAIZE.</text:p>
      <text:p text:style-name="P1"/>
      <text:p text:style-name="P3">Bonjour monsieur AAJGK, vous habitez à :IRUNEA.</text:p>
      <text:p text:style-name="P1"/>
      <text:p text:style-name="P3">Bonjour monsieur ABAKBDAÈ, vous habitez à :IZPURA.</text:p>
      <text:p text:style-name="P1"/>
      <text:p text:style-name="P3">Bonjour monsieur ABBGÈK, vous habitez à :BIDARRAI.</text:p>
      <text:p text:style-name="P1"/>
      <text:p text:style-name="P3">Bonjour monsieur ABBGÈKHK, vous habitez à :.</text:p>
      <text:p text:style-name="P1"/>
      <text:p text:style-name="P3">Bonjour monsieur ABBGJKBGIA, vous habitez à :BANKA.</text:p>
      <text:p text:style-name="P1"/>
      <text:p text:style-name="P3">Bonjour monsieur ABBGJKBGIA, vous habitez à :BANKA.</text:p>
      <text:p text:style-name="P1"/>
      <text:p text:style-name="P3">Bonjour monsieur ABDADIKÇ, vous habitez à :ORTZAIZE.</text:p>
      <text:p text:style-name="P1"/>
      <text:p text:style-name="P3">Bonjour monsieur ABGEGK, vous habitez à :UHARTE GARAZI.</text:p>
      <text:p text:style-name="P1"/>
      <text:p text:style-name="P3">Bonjour monsieur ABGIAEIA, vous habitez à :.</text:p>
      <text:p text:style-name="P1"/>
      <text:p text:style-name="P3">Bonjour monsieur ABJGIHAG, vous habitez à :AZKAINE.</text:p>
      <text:p text:style-name="P1"/>
      <text:p text:style-name="P3">Bonjour monsieur ABKGD, vous habitez à :BAIONA.</text:p>
      <text:p text:style-name="P1"/>
      <text:p text:style-name="P3">Bonjour monsieur ADABKADD, vous habitez à :.</text:p>
      <text:p text:style-name="P1"/>
      <text:p text:style-name="P3">Bonjour monsieur ADBBI, vous habitez à :MOUGUERRE.</text:p>
      <text:p text:style-name="P1"/>
      <text:p text:style-name="P3">Bonjour monsieur ADBBI, vous habitez à :MOUGUERRE.</text:p>
      <text:p text:style-name="P1"/>
      <text:p text:style-name="P3">Bonjour monsieur ADBKGD, vous habitez à :AZKAINE.</text:p>
      <text:p text:style-name="P1"/>
      <text:p text:style-name="P3">Bonjour monsieur ADDDIBBI, vous habitez à :DONIBANE LOHITZUNE.</text:p>
      <text:p text:style-name="P1"/>
      <text:p text:style-name="P3">Bonjour monsieur ADGKBBDJGBJKÇ, vous habitez à :ANGELU.</text:p>
      <text:p text:style-name="P1"/>
      <text:p text:style-name="P3">Bonjour monsieur ADKÈDJGÈFKG, vous habitez à :.</text:p>
      <text:p text:style-name="P1"/>
      <text:p text:style-name="P3">Bonjour monsieur AGDBIKA, vous habitez à :PAGOLA.</text:p>
      <text:p text:style-name="P1"/>
      <text:p text:style-name="P3">Bonjour monsieur AGGJDGCI, vous habitez à :GABADI.</text:p>
      <text:p text:style-name="P1"/>
      <text:p text:style-name="P3">Bonjour monsieur AGGJDGCI, vous habitez à :SENPERE.</text:p>
      <text:p text:style-name="P1"/>
      <text:p text:style-name="P3">Bonjour monsieur AGGJDGCI, vous habitez à :.</text:p>
      <text:p text:style-name="P1"/>
      <text:p text:style-name="P3">Bonjour monsieur AGGJDGCI, vous habitez à :.</text:p>
      <text:p text:style-name="P1"/>
      <text:p text:style-name="P3">Bonjour monsieur AGGJDGCI, vous habitez à :SARE.</text:p>
      <text:p text:style-name="P1"/>
      <text:p text:style-name="P3">Bonjour monsieur AGICKAEA, vous habitez à :BAIONA.</text:p>
      <text:p text:style-name="P1"/>
      <text:p text:style-name="P3">Bonjour monsieur AGKE, vous habitez à :MONTPELLIER.</text:p>
      <text:p text:style-name="P1"/>
      <text:p text:style-name="P3">Bonjour monsieur AGKEII, vous habitez à :LEKORNE.</text:p>
      <text:p text:style-name="P1"/>
      <text:p text:style-name="P3">Bonjour monsieur AGKEII, vous habitez à :MAKEA.</text:p>
      <text:p text:style-name="P1"/>
      <text:p text:style-name="P3">Bonjour monsieur AGKEII, vous habitez à :MAKEA.</text:p>
      <text:p text:style-name="P1"/>
      <text:p text:style-name="P3">Bonjour monsieur AGKEII, vous habitez à :AHIERRA.</text:p>
      <text:p text:style-name="P1"/>
      <text:p text:style-name="P3">Bonjour monsieur AGKEII, vous habitez à :MAKEA.</text:p>
      <text:p text:style-name="P1"/>
      <text:p text:style-name="P3">Bonjour monsieur AIÇGIB, vous habitez à :.</text:p>
      <text:p text:style-name="P1"/>
      <text:p text:style-name="P3">Bonjour monsieur AIEEIJGIK, vous habitez à :URRUGNE.</text:p>
      <text:p text:style-name="P1"/>
      <text:p text:style-name="P3">Bonjour monsieur AIGEEIBGI, vous habitez à :.</text:p>
      <text:p text:style-name="P1"/>
      <text:p text:style-name="P3">Bonjour monsieur AJIBK, vous habitez à :SAINT JEAN DE LUZ.</text:p>
      <text:p text:style-name="P1"/>
      <text:p text:style-name="P3">Bonjour monsieur AJIBK, vous habitez à :SAINT JEAN DE LUZ.</text:p>
      <text:p text:style-name="P1"/>
      <text:p text:style-name="P3">Bonjour monsieur ÀKEIADJGII, vous habitez à :BASSUSSARRY.</text:p>
      <text:p text:style-name="P1"/>
      <text:p text:style-name="P3">Bonjour monsieur BAAGÈ, vous habitez à :DONIBANE GARAZI.</text:p>
      <text:p text:style-name="P1"/>
      <text:p text:style-name="P3">Bonjour monsieur BADBJGG, vous habitez à :ANGLET.</text:p>
      <text:p text:style-name="P1"/>
      <text:p text:style-name="P3">Bonjour monsieur BAJBIJGGJDA, vous habitez à :IRISSARRY.</text:p>
      <text:p text:style-name="P1"/>
      <text:p text:style-name="P3">Bonjour monsieur BDABBGEEDD, vous habitez à :.</text:p>
      <text:p text:style-name="P1"/>
      <text:p text:style-name="P3">Bonjour monsieur BDABBIKA, vous habitez à :ARCANGUES.</text:p>
      <text:p text:style-name="P1"/>
      <text:p text:style-name="P3">Bonjour monsieur BDAEI, vous habitez à :ORTZAIZE.</text:p>
      <text:p text:style-name="P1"/>
      <text:p text:style-name="P3">Bonjour monsieur BDEEKDI, vous habitez à :AINHICE MONGELOS.</text:p>
      <text:p text:style-name="P1"/>
      <text:p text:style-name="P3">Bonjour monsieur BDEKJIBBGIAK, vous habitez à :DONIBANE LOHITZUNE.</text:p>
      <text:p text:style-name="P1"/>
      <text:p text:style-name="P3">Bonjour monsieur BDIBGHAIB, vous habitez à :.</text:p>
      <text:p text:style-name="P1"/>
      <text:p text:style-name="P3">Bonjour monsieur BDIBGHAIÈ, vous habitez à :.</text:p>
      <text:p text:style-name="P1"/>
      <text:p text:style-name="P3">Bonjour monsieur BDJGKGB, vous habitez à :.</text:p>
      <text:p text:style-name="P1"/>
      <text:p text:style-name="P3">Bonjour monsieur BDJIBA, vous habitez à :.</text:p>
      <text:p text:style-name="P1"/>
      <text:p text:style-name="P3">Bonjour monsieur BGDJI, vous habitez à :BAIONA.</text:p>
      <text:p text:style-name="P1"/>
      <text:p text:style-name="P3">Bonjour monsieur BIBBKDD, vous habitez à :.</text:p>
      <text:p text:style-name="P1"/>
      <text:p text:style-name="P3">Bonjour monsieur BIDKBI, vous habitez à :.</text:p>
      <text:p text:style-name="P1"/>
      <text:p text:style-name="P3">Bonjour monsieur BIFK, vous habitez à :DONAIXTI.</text:p>
      <text:p text:style-name="P1"/>
      <text:p text:style-name="P3">Bonjour monsieur BIFKEII, vous habitez à :HAZPARNE.</text:p>
      <text:p text:style-name="P1"/>
      <text:p text:style-name="P3">Bonjour monsieur BIHDGIB, vous habitez à :.</text:p>
      <text:p text:style-name="P1"/>
      <text:p text:style-name="P3">Bonjour monsieur BIJKBAI, vous habitez à :.</text:p>
      <text:p text:style-name="P1"/>
      <text:p text:style-name="P3">Bonjour monsieur BKBBKAII, vous habitez à :IBARLA.</text:p>
      <text:p text:style-name="P1"/>
      <text:p text:style-name="P3">Bonjour monsieur BKBJDA, vous habitez à :UZTARITZE.</text:p>
      <text:p text:style-name="P1"/>
      <text:p text:style-name="P3">Bonjour monsieur BKCGAKA, vous habitez à :.</text:p>
      <text:p text:style-name="P1"/>
      <text:p text:style-name="P3">Bonjour monsieur BKÇIAÇ, vous habitez à :BAYONNE.</text:p>
      <text:p text:style-name="P1"/>
      <text:p text:style-name="P3">Bonjour monsieur BKEAIBKGD, vous habitez à :.</text:p>
      <text:p text:style-name="P1"/>
      <text:p text:style-name="P3">Bonjour monsieur BKEEK, vous habitez à :BESKOITZE.</text:p>
      <text:p text:style-name="P1"/>
      <text:p text:style-name="P3">Bonjour monsieur BKEEKAD, vous habitez à :AIHERRA.</text:p>
      <text:p text:style-name="P1"/>
      <text:p text:style-name="P3">Bonjour monsieur BKEEKAD, vous habitez à :AIZIRITZE.</text:p>
      <text:p text:style-name="P1"/>
      <text:p text:style-name="P3">Bonjour monsieur BKEEKJIBBÇ, vous habitez à :BIDARRAY.</text:p>
      <text:p text:style-name="P1"/>
      <text:p text:style-name="P3">Bonjour monsieur BKEEKJIBBÇ, vous habitez à :SUHUSKUNE.</text:p>
      <text:p text:style-name="P1"/>
      <text:p text:style-name="P3">Bonjour monsieur BKEEKJIBBÇ, vous habitez à :.</text:p>
      <text:p text:style-name="P1"/>
      <text:p text:style-name="P3">Bonjour monsieur BKEEKJIBBIEJDBII, vous habitez à :ST PIERRE DU MONT.</text:p>
      <text:p text:style-name="P1"/>
      <text:p text:style-name="P3">Bonjour monsieur BKEKHDGAÇ, vous habitez à :PESSAC.</text:p>
      <text:p text:style-name="P1"/>
      <text:p text:style-name="P3">Bonjour monsieur BKEKJIBBÇ, vous habitez à :.</text:p>
      <text:p text:style-name="P1"/>
      <text:p text:style-name="P3">Bonjour monsieur BKEKJIBBÇ, vous habitez à :.</text:p>
      <text:p text:style-name="P1"/>
      <text:p text:style-name="P3">Bonjour monsieur BKEKJIBBÇ, vous habitez à :.</text:p>
      <text:p text:style-name="P1"/>
      <text:p text:style-name="P3">Bonjour monsieur BKEKJIBBGK, vous habitez à :BAIONA.</text:p>
      <text:p text:style-name="P1"/>
      <text:p text:style-name="P3">Bonjour monsieur BKGDA IBAIJID, vous habitez à :ISTURITZE.</text:p>
      <text:p text:style-name="P1"/>
      <text:p text:style-name="P3">Bonjour monsieur BKGDA-IBAIJID, vous habitez à :ISTURITZ.</text:p>
      <text:p text:style-name="P1"/>
      <text:p text:style-name="P3">Bonjour monsieur BKGDAI EKBGI, vous habitez à :LANDIBARRE.</text:p>
      <text:p text:style-name="P1"/>
      <text:p text:style-name="P3">Bonjour monsieur BKGDAI EKBGI, vous habitez à :.</text:p>
      <text:p text:style-name="P1"/>
      <text:p text:style-name="P3">Bonjour monsieur BKGDAI EKBGI, vous habitez à :LANDIBARRE.</text:p>
      <text:p text:style-name="P1"/>
      <text:p text:style-name="P3">Bonjour monsieur BKGDAI-EKBGI, vous habitez à :LANTABAT.</text:p>
      <text:p text:style-name="P1"/>
      <text:p text:style-name="P3">Bonjour monsieur BKGDAI-EKBGI, vous habitez à :LANDIBARRE.</text:p>
      <text:p text:style-name="P1"/>
      <text:p text:style-name="P3">Bonjour monsieur BKGDA-KBBDEKD, vous habitez à :BAYONNE.</text:p>
      <text:p text:style-name="P1"/>
      <text:p text:style-name="P3">Bonjour monsieur BKJKED, vous habitez à :.</text:p>
      <text:p text:style-name="P1"/>
      <text:p text:style-name="P3">Bonjour monsieur CAFDE, vous habitez à :UZTARITZE.</text:p>
      <text:p text:style-name="P1"/>
      <text:p text:style-name="P3">Bonjour monsieur CAGGGEEKEA, vous habitez à :LIGI.</text:p>
      <text:p text:style-name="P1"/>
      <text:p text:style-name="P3">Bonjour monsieur CAGGGEEKEA, vous habitez à :ANGLET.</text:p>
      <text:p text:style-name="P1"/>
      <text:p text:style-name="P3">Bonjour monsieur CAIGIGEEI, vous habitez à :.</text:p>
      <text:p text:style-name="P1"/>
      <text:p text:style-name="P3">Bonjour monsieur CBIIKGHDI, vous habitez à :IZURA.</text:p>
      <text:p text:style-name="P1"/>
      <text:p text:style-name="P3">Bonjour monsieur CBIJIDII, vous habitez à :GABADI.</text:p>
      <text:p text:style-name="P1"/>
      <text:p text:style-name="P3">Bonjour monsieur CBIJIDII, vous habitez à :.</text:p>
      <text:p text:style-name="P1"/>
      <text:p text:style-name="P3">Bonjour monsieur CBIJIDII, vous habitez à :GABADI.</text:p>
      <text:p text:style-name="P1"/>
      <text:p text:style-name="P3">Bonjour monsieur CBIJIDII, vous habitez à :DONAPALEU.</text:p>
      <text:p text:style-name="P1"/>
      <text:p text:style-name="P3">Bonjour monsieur CBIJIDII, vous habitez à :GABADI.</text:p>
      <text:p text:style-name="P1"/>
      <text:p text:style-name="P3">Bonjour monsieur CDAEGD, vous habitez à :.</text:p>
      <text:p text:style-name="P1"/>
      <text:p text:style-name="P3">Bonjour monsieur CDAEGD, vous habitez à :.</text:p>
      <text:p text:style-name="P1"/>
      <text:p text:style-name="P3">Bonjour monsieur CDAEIA, vous habitez à :BAIONA.</text:p>
      <text:p text:style-name="P1"/>
      <text:p text:style-name="P3">Bonjour monsieur CDÇKBI, vous habitez à :BIARRITZ.</text:p>
      <text:p text:style-name="P1"/>
      <text:p text:style-name="P3">Bonjour monsieur CDGDIKA, vous habitez à :.</text:p>
      <text:p text:style-name="P1"/>
      <text:p text:style-name="P3">Bonjour monsieur CDJGIEA, vous habitez à :LOHITZUN.</text:p>
      <text:p text:style-name="P1"/>
      <text:p text:style-name="P3">Bonjour monsieur CÈBÈ-IBJKECB, vous habitez à :ARCANGUES.</text:p>
      <text:p text:style-name="P1"/>
      <text:p text:style-name="P3">Bonjour monsieur CGJKEDEIB, vous habitez à :UHARTE GARAZI.</text:p>
      <text:p text:style-name="P1"/>
      <text:p text:style-name="P3">Bonjour monsieur CIABGBBKDB, vous habitez à :.</text:p>
      <text:p text:style-name="P1"/>
      <text:p text:style-name="P3">Bonjour monsieur CIABGBBKDB, vous habitez à :.</text:p>
      <text:p text:style-name="P1"/>
      <text:p text:style-name="P3">Bonjour monsieur CIABGBBKDB, vous habitez à :.</text:p>
      <text:p text:style-name="P1"/>
      <text:p text:style-name="P3">Bonjour monsieur CIABGBBKDB, vous habitez à :USTARITZ.</text:p>
      <text:p text:style-name="P1"/>
      <text:p text:style-name="P3">Bonjour monsieur CIAGA, vous habitez à :MIARRITZE.</text:p>
      <text:p text:style-name="P1"/>
      <text:p text:style-name="P3">Bonjour monsieur CIBBIÙKE, vous habitez à :JATSU.</text:p>
      <text:p text:style-name="P1"/>
      <text:p text:style-name="P3">Bonjour monsieur CIBI, vous habitez à :.</text:p>
      <text:p text:style-name="P1"/>
      <text:p text:style-name="P3">Bonjour monsieur CIJIA, vous habitez à :GARAZI.</text:p>
      <text:p text:style-name="P1"/>
      <text:p text:style-name="P3">Bonjour monsieur CIJKBAKGDHB, vous habitez à :MIARRITZE.</text:p>
      <text:p text:style-name="P1"/>
      <text:p text:style-name="P3">Bonjour monsieur CKBBGJDA, vous habitez à :ST JEAN DE LUZ.</text:p>
      <text:p text:style-name="P1"/>
      <text:p text:style-name="P3">Bonjour monsieur CKBDA, vous habitez à :BAIONA.</text:p>
      <text:p text:style-name="P1"/>
      <text:p text:style-name="P3">Bonjour monsieur CKBDA, vous habitez à :BAIONA.</text:p>
      <text:p text:style-name="P1"/>
      <text:p text:style-name="P3">Bonjour monsieur CKBEK, vous habitez à :SOURAIDE.</text:p>
      <text:p text:style-name="P1"/>
      <text:p text:style-name="P3">Bonjour monsieur CKBGB, vous habitez à :BAIONA.</text:p>
      <text:p text:style-name="P1"/>
      <text:p text:style-name="P3">Bonjour monsieur CKBGB, vous habitez à :.</text:p>
      <text:p text:style-name="P1"/>
      <text:p text:style-name="P3">Bonjour monsieur CKBID KEGFK, vous habitez à :BAYONNE.</text:p>
      <text:p text:style-name="P1"/>
      <text:p text:style-name="P3">Bonjour monsieur CKBJKE, vous habitez à :.</text:p>
      <text:p text:style-name="P1"/>
      <text:p text:style-name="P3">Bonjour monsieur CKBKJGA, vous habitez à :ITSASU.</text:p>
      <text:p text:style-name="P1"/>
      <text:p text:style-name="P3">Bonjour monsieur Cpxurp'pt, vous habitez à :.</text:p>
      <text:p text:style-name="P1"/>
      <text:p text:style-name="P3">Bonjour monsieur Cpxurp'pt, vous habitez à :.</text:p>
      <text:p text:style-name="P1"/>
      <text:p text:style-name="P3">Bonjour monsieur Cpxurp'pt, vous habitez à :.</text:p>
      <text:p text:style-name="P1"/>
      <text:p text:style-name="P3">Bonjour monsieur Cpxurp'pt, vous habitez à :.</text:p>
      <text:p text:style-name="P1"/>
      <text:p text:style-name="P3">Bonjour monsieur Cpxurp'pt, vous habitez à :.</text:p>
      <text:p text:style-name="P1"/>
      <text:p text:style-name="P3">Bonjour monsieur Cpxurp'pt, vous habitez à :.</text:p>
      <text:p text:style-name="P1"/>
      <text:p text:style-name="P3">Bonjour monsieur Cpxurp'pt, vous habitez à :.</text:p>
      <text:p text:style-name="P1"/>
      <text:p text:style-name="P3">Bonjour monsieur DABAGGKHAI, vous habitez à :ZALGIZE.</text:p>
      <text:p text:style-name="P1"/>
      <text:p text:style-name="P3">Bonjour monsieur DABBGJKBGIA, vous habitez à :.</text:p>
      <text:p text:style-name="P1"/>
      <text:p text:style-name="P3">Bonjour monsieur DABIA, vous habitez à :AINZILE.</text:p>
      <text:p text:style-name="P1"/>
      <text:p text:style-name="P3">Bonjour monsieur DABIA, vous habitez à :.</text:p>
      <text:p text:style-name="P1"/>
      <text:p text:style-name="P3">Bonjour monsieur DAGKBKD, vous habitez à :.</text:p>
      <text:p text:style-name="P1"/>
      <text:p text:style-name="P3">Bonjour monsieur DÀKHBKGD, vous habitez à :BANKA.</text:p>
      <text:p text:style-name="P1"/>
      <text:p text:style-name="P3">Bonjour monsieur DÀKHBKGD (ÇDFD), vous habitez à :.</text:p>
      <text:p text:style-name="P1"/>
      <text:p text:style-name="P3">Bonjour monsieur DÀKHBKGD (ÇDFD), vous habitez à :.</text:p>
      <text:p text:style-name="P1"/>
      <text:p text:style-name="P3">Bonjour monsieur DBAADD, vous habitez à :.</text:p>
      <text:p text:style-name="P1"/>
      <text:p text:style-name="P3">Bonjour monsieur DBADEKÈK, vous habitez à :.</text:p>
      <text:p text:style-name="P1"/>
      <text:p text:style-name="P3">Bonjour monsieur DBBGDGBG, vous habitez à :.</text:p>
      <text:p text:style-name="P1"/>
      <text:p text:style-name="P3">Bonjour monsieur DBCGAKE, vous habitez à :HASPARREN.</text:p>
      <text:p text:style-name="P1"/>
      <text:p text:style-name="P3">Bonjour monsieur DBGDKHK, vous habitez à :IRUNEA.</text:p>
      <text:p text:style-name="P1"/>
      <text:p text:style-name="P3">Bonjour monsieur DBJIÈAK, vous habitez à :IZTURITZE.</text:p>
      <text:p text:style-name="P1"/>
      <text:p text:style-name="P3">Bonjour monsieur DÇKDIKJKBKAÈ, vous habitez à :MAKEA.</text:p>
      <text:p text:style-name="P1"/>
      <text:p text:style-name="P3">Bonjour monsieur DDDKGDAÇ, vous habitez à :BARKOXE.</text:p>
      <text:p text:style-name="P1"/>
      <text:p text:style-name="P3">Bonjour monsieur DDJEGK, vous habitez à :BIDARTE.</text:p>
      <text:p text:style-name="P1"/>
      <text:p text:style-name="P3">Bonjour monsieur DDJEGK, vous habitez à :BIDARTE.</text:p>
      <text:p text:style-name="P1"/>
      <text:p text:style-name="P3">Bonjour monsieur DDJEGK, vous habitez à :BERGOUEY.</text:p>
      <text:p text:style-name="P1"/>
      <text:p text:style-name="P3">Bonjour monsieur DDJEGK, vous habitez à :.</text:p>
      <text:p text:style-name="P1"/>
      <text:p text:style-name="P3">Bonjour monsieur DDÙIE, vous habitez à :.</text:p>
      <text:p text:style-name="P1"/>
      <text:p text:style-name="P3">Bonjour monsieur DEKGÈDEK, vous habitez à :.</text:p>
      <text:p text:style-name="P1"/>
      <text:p text:style-name="P3">Bonjour monsieur DEKGÈDEK, vous habitez à :.</text:p>
      <text:p text:style-name="P1"/>
      <text:p text:style-name="P3">Bonjour monsieur DGEEKBJABA, vous habitez à :JUTSI.</text:p>
      <text:p text:style-name="P1"/>
      <text:p text:style-name="P3">Bonjour monsieur DGEEKBJABA, vous habitez à :JUTSI.</text:p>
      <text:p text:style-name="P1"/>
      <text:p text:style-name="P3">Bonjour monsieur DGEEKBJABA, vous habitez à :DUZUNARITZE.</text:p>
      <text:p text:style-name="P1"/>
      <text:p text:style-name="P3">Bonjour monsieur DGEEKBJABA, vous habitez à :JUTSI.</text:p>
      <text:p text:style-name="P1"/>
      <text:p text:style-name="P3">Bonjour monsieur DGEEKBJABA, vous habitez à :GAMARTE.</text:p>
      <text:p text:style-name="P1"/>
      <text:p text:style-name="P3">Bonjour monsieur DGEEKBJABA, vous habitez à :MAKEA.</text:p>
      <text:p text:style-name="P1"/>
      <text:p text:style-name="P3">Bonjour monsieur DGEEKBJABA, vous habitez à :GAMARTE.</text:p>
      <text:p text:style-name="P1"/>
      <text:p text:style-name="P3">Bonjour monsieur DGEEKBJABA, vous habitez à :IZPURA.</text:p>
      <text:p text:style-name="P1"/>
      <text:p text:style-name="P3">Bonjour monsieur DGEEKBJABA, vous habitez à :GAMARTE.</text:p>
      <text:p text:style-name="P1"/>
      <text:p text:style-name="P3">Bonjour monsieur DGEEKBJABA, vous habitez à :GAMARTE.</text:p>
      <text:p text:style-name="P1"/>
      <text:p text:style-name="P3">Bonjour monsieur DHGÈGKEIIHG, vous habitez à :.</text:p>
      <text:p text:style-name="P1"/>
      <text:p text:style-name="P3">Bonjour monsieur DHHIBD, vous habitez à :EZTERENZUBI.</text:p>
      <text:p text:style-name="P1"/>
      <text:p text:style-name="P3">Bonjour monsieur DIHAIEDAK, vous habitez à :DONAIXTI IBARRE.</text:p>
      <text:p text:style-name="P1"/>
      <text:p text:style-name="P3">Bonjour monsieur DIHAIEDAK, vous habitez à :URDINARBE.</text:p>
      <text:p text:style-name="P1"/>
      <text:p text:style-name="P3">Bonjour monsieur DIHAIEDAK, vous habitez à :DONAIXTI IBARRE.</text:p>
      <text:p text:style-name="P1"/>
      <text:p text:style-name="P3">Bonjour monsieur DIJJDA, vous habitez à :BAIONA.</text:p>
      <text:p text:style-name="P1"/>
      <text:p text:style-name="P3">Bonjour monsieur EAAGAEKB, vous habitez à :UZTARITZE.</text:p>
      <text:p text:style-name="P1"/>
      <text:p text:style-name="P3">Bonjour monsieur EABAK JIBBK, vous habitez à :BORDEAUX.</text:p>
      <text:p text:style-name="P1"/>
      <text:p text:style-name="P3">Bonjour monsieur EAEEIB, vous habitez à :LARCEVEAU ARROS CIBITS.</text:p>
      <text:p text:style-name="P1"/>
      <text:p text:style-name="P3">Bonjour monsieur EAIÈFK, vous habitez à :.</text:p>
      <text:p text:style-name="P1"/>
      <text:p text:style-name="P3">Bonjour monsieur EAJA, vous habitez à :HAZPARNE.</text:p>
      <text:p text:style-name="P1"/>
      <text:p text:style-name="P3">Bonjour monsieur ÈAJIEIGK, vous habitez à :GAMARTE.</text:p>
      <text:p text:style-name="P1"/>
      <text:p text:style-name="P3">Bonjour monsieur EDABAKADKA, vous habitez à :SAINT JEAN PIED DE PORT.</text:p>
      <text:p text:style-name="P1"/>
      <text:p text:style-name="P3">Bonjour monsieur EDAHKBDA, vous habitez à :BAIONA.</text:p>
      <text:p text:style-name="P1"/>
      <text:p text:style-name="P3">Bonjour monsieur EDAIBJK, vous habitez à :.</text:p>
      <text:p text:style-name="P1"/>
      <text:p text:style-name="P3">Bonjour monsieur EDAJGGJD, vous habitez à :ITSASU.</text:p>
      <text:p text:style-name="P1"/>
      <text:p text:style-name="P3">Bonjour monsieur EDBJEIA, vous habitez à :.</text:p>
      <text:p text:style-name="P1"/>
      <text:p text:style-name="P3">Bonjour monsieur EDBKEIB, vous habitez à :ANGLET.</text:p>
      <text:p text:style-name="P1"/>
      <text:p text:style-name="P3">Bonjour monsieur EDCICI, vous habitez à :DONAIXTI.</text:p>
      <text:p text:style-name="P1"/>
      <text:p text:style-name="P3">Bonjour monsieur EDCICI, vous habitez à :LARZABALE.</text:p>
      <text:p text:style-name="P1"/>
      <text:p text:style-name="P3">Bonjour monsieur EDDHKJABI, vous habitez à :.</text:p>
      <text:p text:style-name="P1"/>
      <text:p text:style-name="P3">Bonjour monsieur EDDJKAJIGH, vous habitez à :BIARRITZ.</text:p>
      <text:p text:style-name="P1"/>
      <text:p text:style-name="P3">Bonjour monsieur EDDJKIK, vous habitez à :ANGELU.</text:p>
      <text:p text:style-name="P1"/>
      <text:p text:style-name="P3">Bonjour monsieur EDEGEDB, vous habitez à :BUNUZE.</text:p>
      <text:p text:style-name="P1"/>
      <text:p text:style-name="P3">Bonjour monsieur EDEKB, vous habitez à :SAINT-JEAN-DE-LUZ.</text:p>
      <text:p text:style-name="P1"/>
      <text:p text:style-name="P3">Bonjour monsieur ÈDÈKÇK, vous habitez à :ANGELU.</text:p>
      <text:p text:style-name="P1"/>
      <text:p text:style-name="P3">Bonjour monsieur EDGAÇ, vous habitez à :.</text:p>
      <text:p text:style-name="P1"/>
      <text:p text:style-name="P3">Bonjour monsieur EDJGD, vous habitez à :BAIGORRI.</text:p>
      <text:p text:style-name="P1"/>
      <text:p text:style-name="P3">Bonjour monsieur EGBBKB, vous habitez à :.</text:p>
      <text:p text:style-name="P1"/>
      <text:p text:style-name="P3">Bonjour monsieur EGBKDIK, vous habitez à :.</text:p>
      <text:p text:style-name="P1"/>
      <text:p text:style-name="P3">Bonjour monsieur EGDDDID, vous habitez à :.</text:p>
      <text:p text:style-name="P1"/>
      <text:p text:style-name="P3">Bonjour monsieur EGDGDDID, vous habitez à :AHATSA.</text:p>
      <text:p text:style-name="P1"/>
      <text:p text:style-name="P3">Bonjour monsieur EGEGKJ, vous habitez à :LAKARRA.</text:p>
      <text:p text:style-name="P1"/>
      <text:p text:style-name="P3">Bonjour monsieur EGJGIB, vous habitez à :.</text:p>
      <text:p text:style-name="P1"/>
      <text:p text:style-name="P3">Bonjour monsieur EGJGIEIA, vous habitez à :HELETA.</text:p>
      <text:p text:style-name="P1"/>
      <text:p text:style-name="P3">Bonjour monsieur EIBEGD, vous habitez à :.</text:p>
      <text:p text:style-name="P1"/>
      <text:p text:style-name="P3">Bonjour monsieur EIBEI, vous habitez à :ANGLET.</text:p>
      <text:p text:style-name="P1"/>
      <text:p text:style-name="P3">Bonjour monsieur EIBGBBK, vous habitez à :DUZUNARITZE.</text:p>
      <text:p text:style-name="P1"/>
      <text:p text:style-name="P3">Bonjour monsieur EIBGIDDI, vous habitez à :.</text:p>
      <text:p text:style-name="P1"/>
      <text:p text:style-name="P3">Bonjour monsieur EIBIDA, vous habitez à :.</text:p>
      <text:p text:style-name="P1"/>
      <text:p text:style-name="P3">Bonjour monsieur EIBJGIB, vous habitez à :.</text:p>
      <text:p text:style-name="P1"/>
      <text:p text:style-name="P3">Bonjour monsieur EIDD, vous habitez à :BAYONNE.</text:p>
      <text:p text:style-name="P1"/>
      <text:p text:style-name="P3">Bonjour monsieur EIDIGJDABI, vous habitez à :SENPERE.</text:p>
      <text:p text:style-name="P1"/>
      <text:p text:style-name="P3">Bonjour monsieur EIDIGJDABI, vous habitez à :.</text:p>
      <text:p text:style-name="P1"/>
      <text:p text:style-name="P3">Bonjour monsieur EIDIGJDABI, vous habitez à :.</text:p>
      <text:p text:style-name="P1"/>
      <text:p text:style-name="P3">Bonjour monsieur EIDIGJDABI, vous habitez à :SENPERE.</text:p>
      <text:p text:style-name="P1"/>
      <text:p text:style-name="P3">Bonjour monsieur EIDIGJDABI, vous habitez à :SENPERE.</text:p>
      <text:p text:style-name="P1"/>
      <text:p text:style-name="P3">Bonjour monsieur EIDIGJDABI, vous habitez à :SENPERE.</text:p>
      <text:p text:style-name="P1"/>
      <text:p text:style-name="P3">Bonjour monsieur EIDIGJDABI, vous habitez à :.</text:p>
      <text:p text:style-name="P1"/>
      <text:p text:style-name="P3">Bonjour monsieur EIDIGJDABI, vous habitez à :SENPERE.</text:p>
      <text:p text:style-name="P1"/>
      <text:p text:style-name="P3">Bonjour monsieur EIDIGJDABI, vous habitez à :SENPERE.</text:p>
      <text:p text:style-name="P1"/>
      <text:p text:style-name="P3">Bonjour monsieur EIHEGBI, vous habitez à :.</text:p>
      <text:p text:style-name="P1"/>
      <text:p text:style-name="P3">Bonjour monsieur EIHI, vous habitez à :.</text:p>
      <text:p text:style-name="P1"/>
      <text:p text:style-name="P3">Bonjour monsieur EIHIÙBI, vous habitez à :.</text:p>
      <text:p text:style-name="P1"/>
      <text:p text:style-name="P3">Bonjour monsieur EIID, vous habitez à :.</text:p>
      <text:p text:style-name="P1"/>
      <text:p text:style-name="P3">Bonjour monsieur EIJAEJIBBÇ, vous habitez à :ORTZAIZE.</text:p>
      <text:p text:style-name="P1"/>
      <text:p text:style-name="P3">Bonjour monsieur EIJBAD, vous habitez à :MIARRITZE.</text:p>
      <text:p text:style-name="P1"/>
      <text:p text:style-name="P3">Bonjour monsieur EIJBIADD, vous habitez à :.</text:p>
      <text:p text:style-name="P1"/>
      <text:p text:style-name="P3">Bonjour monsieur EIJDAABI, vous habitez à :.</text:p>
      <text:p text:style-name="P1"/>
      <text:p text:style-name="P3">Bonjour monsieur EIJKBDAÈ, vous habitez à :PAGOLA.</text:p>
      <text:p text:style-name="P1"/>
      <text:p text:style-name="P3">Bonjour monsieur EIÙIDJIBHIB, vous habitez à :.</text:p>
      <text:p text:style-name="P1"/>
      <text:p text:style-name="P3">Bonjour monsieur EKABIÈ, vous habitez à :.</text:p>
      <text:p text:style-name="P1"/>
      <text:p text:style-name="P3">Bonjour monsieur EKAÇKHAI, vous habitez à :HIRUBURU.</text:p>
      <text:p text:style-name="P1"/>
      <text:p text:style-name="P3">Bonjour monsieur EKAÇKHAI, vous habitez à :ST PIERRE D'IRUBE.</text:p>
      <text:p text:style-name="P1"/>
      <text:p text:style-name="P3">Bonjour monsieur EKAID, vous habitez à :BIDARRAI.</text:p>
      <text:p text:style-name="P1"/>
      <text:p text:style-name="P3">Bonjour monsieur EKAKGEEKII, vous habitez à :.</text:p>
      <text:p text:style-name="P1"/>
      <text:p text:style-name="P3">Bonjour monsieur EKAKGEEKII, vous habitez à :TARNOS.</text:p>
      <text:p text:style-name="P1"/>
      <text:p text:style-name="P3">Bonjour monsieur EKAKGEEKII, vous habitez à :.</text:p>
      <text:p text:style-name="P1"/>
      <text:p text:style-name="P3">Bonjour monsieur EKBAGBG, vous habitez à :ITSASU.</text:p>
      <text:p text:style-name="P1"/>
      <text:p text:style-name="P3">Bonjour monsieur EKBAGBG, vous habitez à :ITSASU.</text:p>
      <text:p text:style-name="P1"/>
      <text:p text:style-name="P3">Bonjour monsieur EKBAGD, vous habitez à :.</text:p>
      <text:p text:style-name="P1"/>
      <text:p text:style-name="P3">Bonjour monsieur EKBAGD, vous habitez à :BAIONA.</text:p>
      <text:p text:style-name="P1"/>
      <text:p text:style-name="P3">Bonjour monsieur EKBAGD, vous habitez à :.</text:p>
      <text:p text:style-name="P1"/>
      <text:p text:style-name="P3">Bonjour monsieur EKBAGDDD, vous habitez à :AIHERRA.</text:p>
      <text:p text:style-name="P1"/>
      <text:p text:style-name="P3">Bonjour monsieur EKBAGDIÈ, vous habitez à :.</text:p>
      <text:p text:style-name="P1"/>
      <text:p text:style-name="P3">Bonjour monsieur EKBAGDIKA, vous habitez à :MACAYE.</text:p>
      <text:p text:style-name="P1"/>
      <text:p text:style-name="P3">Bonjour monsieur EKBÀKJKE, vous habitez à :.</text:p>
      <text:p text:style-name="P1"/>
      <text:p text:style-name="P3">Bonjour monsieur EKBBDDII, vous habitez à :.</text:p>
      <text:p text:style-name="P1"/>
      <text:p text:style-name="P3">Bonjour monsieur EKBBDDII, vous habitez à :.</text:p>
      <text:p text:style-name="P1"/>
      <text:p text:style-name="P3">Bonjour monsieur EKBBDDII, vous habitez à :.</text:p>
      <text:p text:style-name="P1"/>
      <text:p text:style-name="P3">Bonjour monsieur EKBBDDII, vous habitez à :.</text:p>
      <text:p text:style-name="P1"/>
      <text:p text:style-name="P3">Bonjour monsieur EKBBGIA, vous habitez à :DONIBANE GARAZI.</text:p>
      <text:p text:style-name="P1"/>
      <text:p text:style-name="P3">Bonjour monsieur EKBBI, vous habitez à :HASPARREN.</text:p>
      <text:p text:style-name="P1"/>
      <text:p text:style-name="P3">Bonjour monsieur EKBBIK, vous habitez à :.</text:p>
      <text:p text:style-name="P1"/>
      <text:p text:style-name="P3">Bonjour monsieur EKBBKBCAIA, vous habitez à :BAIONA.</text:p>
      <text:p text:style-name="P1"/>
      <text:p text:style-name="P3">Bonjour monsieur EKBBKEIDIG, vous habitez à :BAIONA.</text:p>
      <text:p text:style-name="P1"/>
      <text:p text:style-name="P3">Bonjour monsieur EKBBKJABA, vous habitez à :BIARRITZ.</text:p>
      <text:p text:style-name="P1"/>
      <text:p text:style-name="P3">Bonjour monsieur EKBCAI, vous habitez à :BAIONA.</text:p>
      <text:p text:style-name="P1"/>
      <text:p text:style-name="P3">Bonjour monsieur EKBÇ-IAJDGB, vous habitez à :UZTARITZE.</text:p>
      <text:p text:style-name="P1"/>
      <text:p text:style-name="P3">Bonjour monsieur EKBGDD, vous habitez à :BAIONA.</text:p>
      <text:p text:style-name="P1"/>
      <text:p text:style-name="P3">Bonjour monsieur EKBGKJJGK, vous habitez à :DONIBANE GARAZI.</text:p>
      <text:p text:style-name="P1"/>
      <text:p text:style-name="P3">Bonjour monsieur EKBJGEEKJ, vous habitez à :AINHICE MONGELOS.</text:p>
      <text:p text:style-name="P1"/>
      <text:p text:style-name="P3">Bonjour monsieur EKBJKBKÇ, vous habitez à :PAGOLA.</text:p>
      <text:p text:style-name="P1"/>
      <text:p text:style-name="P3">Bonjour monsieur EKBJKBKG, vous habitez à :.</text:p>
      <text:p text:style-name="P1"/>
      <text:p text:style-name="P3">Bonjour monsieur EKBJKDD, vous habitez à :ITSATSU.</text:p>
      <text:p text:style-name="P1"/>
      <text:p text:style-name="P3">Bonjour monsieur EKBJKJKE, vous habitez à :.</text:p>
      <text:p text:style-name="P1"/>
      <text:p text:style-name="P3">Bonjour monsieur EKBK, vous habitez à :BARANAIN.</text:p>
      <text:p text:style-name="P1"/>
      <text:p text:style-name="P3">Bonjour monsieur EKCDAJEI, vous habitez à :.</text:p>
      <text:p text:style-name="P1"/>
      <text:p text:style-name="P3">Bonjour monsieur EKÇIB, vous habitez à :BAIONA.</text:p>
      <text:p text:style-name="P1"/>
      <text:p text:style-name="P3">Bonjour monsieur EKCIÇBKII, vous habitez à :ANGELU.</text:p>
      <text:p text:style-name="P1"/>
      <text:p text:style-name="P3">Bonjour monsieur EKCIÇBKII, vous habitez à :.</text:p>
      <text:p text:style-name="P1"/>
      <text:p text:style-name="P3">Bonjour monsieur EKÇKHAI, vous habitez à :AZKARATE.</text:p>
      <text:p text:style-name="P1"/>
      <text:p text:style-name="P3">Bonjour monsieur EKDAIBDEK, vous habitez à :.</text:p>
      <text:p text:style-name="P1"/>
      <text:p text:style-name="P3">Bonjour monsieur EKDDIB, vous habitez à :.</text:p>
      <text:p text:style-name="P1"/>
      <text:p text:style-name="P3">Bonjour monsieur EKDDIB, vous habitez à :BAIONA.</text:p>
      <text:p text:style-name="P1"/>
      <text:p text:style-name="P3">Bonjour monsieur EKDIKBA, vous habitez à :BESKOITZE.</text:p>
      <text:p text:style-name="P1"/>
      <text:p text:style-name="P3">Bonjour monsieur EKDIKBA, vous habitez à :BIDARRAI.</text:p>
      <text:p text:style-name="P1"/>
      <text:p text:style-name="P3">Bonjour monsieur EKDIKHKBKÇ, vous habitez à :BAYONNE.</text:p>
      <text:p text:style-name="P1"/>
      <text:p text:style-name="P3">Bonjour monsieur EKDIKJABA, vous habitez à :UZTARITZE.</text:p>
      <text:p text:style-name="P1"/>
      <text:p text:style-name="P3">Bonjour monsieur ÈKECDDG, vous habitez à :EZTERENZUBI.</text:p>
      <text:p text:style-name="P1"/>
      <text:p text:style-name="P3">Bonjour monsieur ÈKECDDG, vous habitez à :.</text:p>
      <text:p text:style-name="P1"/>
      <text:p text:style-name="P3">Bonjour monsieur ÈKECDDG, vous habitez à :IZPURA.</text:p>
      <text:p text:style-name="P1"/>
      <text:p text:style-name="P3">Bonjour monsieur ÈKECDDG-HKEÈ, vous habitez à :LEHUNTZE.</text:p>
      <text:p text:style-name="P1"/>
      <text:p text:style-name="P3">Bonjour monsieur ÈKEIADJGII, vous habitez à :.</text:p>
      <text:p text:style-name="P1"/>
      <text:p text:style-name="P3">Bonjour monsieur EKFKADGI, vous habitez à :BAIONA.</text:p>
      <text:p text:style-name="P1"/>
      <text:p text:style-name="P3">Bonjour monsieur EKFKADGI, vous habitez à :BAIONA.</text:p>
      <text:p text:style-name="P1"/>
      <text:p text:style-name="P3">Bonjour monsieur EKGAGK, vous habitez à :LANDIBARRE.</text:p>
      <text:p text:style-name="P1"/>
      <text:p text:style-name="P3">Bonjour monsieur EKGAGK, vous habitez à :.</text:p>
      <text:p text:style-name="P1"/>
      <text:p text:style-name="P3">Bonjour monsieur EKGBDDB, vous habitez à :BAYONNE.</text:p>
      <text:p text:style-name="P1"/>
      <text:p text:style-name="P3">Bonjour monsieur EKGDGKHAGIA, vous habitez à :.</text:p>
      <text:p text:style-name="P1"/>
      <text:p text:style-name="P3">Bonjour monsieur EKGDGKHAGIA, vous habitez à :MAULE.</text:p>
      <text:p text:style-name="P1"/>
      <text:p text:style-name="P3">Bonjour monsieur EKGEEKBI, vous habitez à :ARCANGUES.</text:p>
      <text:p text:style-name="P1"/>
      <text:p text:style-name="P3">Bonjour monsieur EKGEEKBI, vous habitez à :ARCANGUES.</text:p>
      <text:p text:style-name="P1"/>
      <text:p text:style-name="P3">Bonjour monsieur EKGÈGD, vous habitez à :.</text:p>
      <text:p text:style-name="P1"/>
      <text:p text:style-name="P3">Bonjour monsieur EKGIAFABKD, vous habitez à :.</text:p>
      <text:p text:style-name="P1"/>
      <text:p text:style-name="P3">Bonjour monsieur EKHABIHAG AGKBA, vous habitez à :BIDARTE.</text:p>
      <text:p text:style-name="P1"/>
      <text:p text:style-name="P3">Bonjour monsieur EKHDABHAI, vous habitez à :LEKORNE.</text:p>
      <text:p text:style-name="P1"/>
      <text:p text:style-name="P3">Bonjour monsieur EKHDDA, vous habitez à :BAIONA.</text:p>
      <text:p text:style-name="P1"/>
      <text:p text:style-name="P3">Bonjour monsieur EKHGAAI, vous habitez à :ANGLET.</text:p>
      <text:p text:style-name="P1"/>
      <text:p text:style-name="P3">Bonjour monsieur EKHHGAI, vous habitez à :ARBONA.</text:p>
      <text:p text:style-name="P1"/>
      <text:p text:style-name="P3">Bonjour monsieur EKHHGD, vous habitez à :.</text:p>
      <text:p text:style-name="P1"/>
      <text:p text:style-name="P3">Bonjour monsieur EKIDDDI, vous habitez à :.</text:p>
      <text:p text:style-name="P1"/>
      <text:p text:style-name="P3">Bonjour monsieur EKIIÙÉÈI, vous habitez à :.</text:p>
      <text:p text:style-name="P1"/>
      <text:p text:style-name="P3">Bonjour monsieur EKJBDGÇ, vous habitez à :.</text:p>
      <text:p text:style-name="P1"/>
      <text:p text:style-name="P3">Bonjour monsieur EKJBDGÇ, vous habitez à :.</text:p>
      <text:p text:style-name="P1"/>
      <text:p text:style-name="P3">Bonjour monsieur EKJBDGÇ, vous habitez à :SAINT-JEAN-DE-LUZ.</text:p>
      <text:p text:style-name="P1"/>
      <text:p text:style-name="P3">Bonjour monsieur EKJBDGÇ, vous habitez à :.</text:p>
      <text:p text:style-name="P1"/>
      <text:p text:style-name="P3">Bonjour monsieur EKJDBAI, vous habitez à :BAYONNE.</text:p>
      <text:p text:style-name="P1"/>
      <text:p text:style-name="P3">Bonjour monsieur EKJDBII, vous habitez à :SOHÜTA.</text:p>
      <text:p text:style-name="P1"/>
      <text:p text:style-name="P3">Bonjour monsieur EKJDBII, vous habitez à :BANKA.</text:p>
      <text:p text:style-name="P1"/>
      <text:p text:style-name="P3">Bonjour monsieur EKJDBII, vous habitez à :BAYONNE.</text:p>
      <text:p text:style-name="P1"/>
      <text:p text:style-name="P3">Bonjour monsieur EKJIKA, vous habitez à :HASPARREN.</text:p>
      <text:p text:style-name="P1"/>
      <text:p text:style-name="P3">Bonjour monsieur EKJKA, vous habitez à :.</text:p>
      <text:p text:style-name="P1"/>
      <text:p text:style-name="P3">Bonjour monsieur EKJKA, vous habitez à :JATSU.</text:p>
      <text:p text:style-name="P1"/>
      <text:p text:style-name="P3">Bonjour monsieur EKJKBBK, vous habitez à :ASCAIN.</text:p>
      <text:p text:style-name="P1"/>
      <text:p text:style-name="P3">Bonjour monsieur EKJKÈI, vous habitez à :BIARRITZ.</text:p>
      <text:p text:style-name="P1"/>
      <text:p text:style-name="P3">Bonjour monsieur FABAAÇKBBÇ, vous habitez à :AINZILE.</text:p>
      <text:p text:style-name="P1"/>
      <text:p text:style-name="P3">Bonjour monsieur FABAAJGKBBÇ, vous habitez à :JOSSE.</text:p>
      <text:p text:style-name="P1"/>
      <text:p text:style-name="P3">Bonjour monsieur FADJK, vous habitez à :BESKOITZE.</text:p>
      <text:p text:style-name="P1"/>
      <text:p text:style-name="P3">Bonjour monsieur FBKADJGÙGE, vous habitez à :AINCILLE.</text:p>
      <text:p text:style-name="P1"/>
      <text:p text:style-name="P3">Bonjour monsieur FDBKFABGK IID GGBGJKBBID, vous habitez à :.</text:p>
      <text:p text:style-name="P1"/>
      <text:p text:style-name="P3">Bonjour monsieur FGEGKD, vous habitez à :.</text:p>
      <text:p text:style-name="P1"/>
      <text:p text:style-name="P3">Bonjour monsieur FIECH, vous habitez à :BAIONA.</text:p>
      <text:p text:style-name="P1"/>
      <text:p text:style-name="P3">Bonjour monsieur FIKD EGÇIE, vous habitez à :.</text:p>
      <text:p text:style-name="P1"/>
      <text:p text:style-name="P3">Bonjour monsieur FKJCAIA, vous habitez à :DONIBANE GARAZI.</text:p>
      <text:p text:style-name="P1"/>
      <text:p text:style-name="P3">Bonjour monsieur GAABBGK, vous habitez à :SOURAIDE.</text:p>
      <text:p text:style-name="P1"/>
      <text:p text:style-name="P3">Bonjour monsieur GAABJABAK, vous habitez à :AHETZE.</text:p>
      <text:p text:style-name="P1"/>
      <text:p text:style-name="P3">Bonjour monsieur GAEKÇDA, vous habitez à :LUHUSO.</text:p>
      <text:p text:style-name="P1"/>
      <text:p text:style-name="P3">Bonjour monsieur GAÈKGDK, vous habitez à :ITSASU.</text:p>
      <text:p text:style-name="P1"/>
      <text:p text:style-name="P3">Bonjour monsieur GAÈKGDK, vous habitez à :ITSASU.</text:p>
      <text:p text:style-name="P1"/>
      <text:p text:style-name="P3">Bonjour monsieur GAGABBKEII, vous habitez à :AYHERRE.</text:p>
      <text:p text:style-name="P1"/>
      <text:p text:style-name="P3">Bonjour monsieur GAGABJABA, vous habitez à :HAZPARNE.</text:p>
      <text:p text:style-name="P1"/>
      <text:p text:style-name="P3">Bonjour monsieur GAGDABBGK, vous habitez à :ANGELU.</text:p>
      <text:p text:style-name="P1"/>
      <text:p text:style-name="P3">Bonjour monsieur GAJIBA, vous habitez à :BASTIDA.</text:p>
      <text:p text:style-name="P1"/>
      <text:p text:style-name="P3">Bonjour monsieur GAJIBA, vous habitez à :BASTIDA.</text:p>
      <text:p text:style-name="P1"/>
      <text:p text:style-name="P3">Bonjour monsieur GBADHKBBKÇ, vous habitez à :.</text:p>
      <text:p text:style-name="P1"/>
      <text:p text:style-name="P3">Bonjour monsieur GBADHKBBKG, vous habitez à :.</text:p>
      <text:p text:style-name="P1"/>
      <text:p text:style-name="P3">Bonjour monsieur GBAJIAKHDÇIDK, vous habitez à :.</text:p>
      <text:p text:style-name="P1"/>
      <text:p text:style-name="P3">Bonjour monsieur GBGCAGD, vous habitez à :ITSASU.</text:p>
      <text:p text:style-name="P1"/>
      <text:p text:style-name="P3">Bonjour monsieur GBGCAGD, vous habitez à :.</text:p>
      <text:p text:style-name="P1"/>
      <text:p text:style-name="P3">Bonjour monsieur GBGHDÇID, vous habitez à :HELETTE.</text:p>
      <text:p text:style-name="P1"/>
      <text:p text:style-name="P3">Bonjour monsieur GBGHDÇID, vous habitez à :LARZABALE.</text:p>
      <text:p text:style-name="P1"/>
      <text:p text:style-name="P3">Bonjour monsieur GBGHDGID, vous habitez à :.</text:p>
      <text:p text:style-name="P1"/>
      <text:p text:style-name="P3">Bonjour monsieur GBGHDGID, vous habitez à :.</text:p>
      <text:p text:style-name="P1"/>
      <text:p text:style-name="P3">Bonjour monsieur GBGHKBKÇ, vous habitez à :ANGLET.</text:p>
      <text:p text:style-name="P1"/>
      <text:p text:style-name="P3">Bonjour monsieur GBGHKBKÇ, vous habitez à :.</text:p>
      <text:p text:style-name="P1"/>
      <text:p text:style-name="P3">Bonjour monsieur GBGHKBKÇ, vous habitez à :AZKARATE.</text:p>
      <text:p text:style-name="P1"/>
      <text:p text:style-name="P3">Bonjour monsieur GBGHKBKG, vous habitez à :AZKARATE.</text:p>
      <text:p text:style-name="P1"/>
      <text:p text:style-name="P3">Bonjour monsieur GBGJKBDI, vous habitez à :LASA.</text:p>
      <text:p text:style-name="P1"/>
      <text:p text:style-name="P3">Bonjour monsieur GBGKBA, vous habitez à :AZKARATE.</text:p>
      <text:p text:style-name="P1"/>
      <text:p text:style-name="P3">Bonjour monsieur GBGKBA, vous habitez à :HIRIBURU.</text:p>
      <text:p text:style-name="P1"/>
      <text:p text:style-name="P3">Bonjour monsieur GBGKBA, vous habitez à :MAULE.</text:p>
      <text:p text:style-name="P1"/>
      <text:p text:style-name="P3">Bonjour monsieur GBKEAB, vous habitez à :DONAZAHARRE.</text:p>
      <text:p text:style-name="P1"/>
      <text:p text:style-name="P3">Bonjour monsieur GBKÈABAK, vous habitez à :TOULOUSE.</text:p>
      <text:p text:style-name="P1"/>
      <text:p text:style-name="P3">Bonjour monsieur GBKÈABAK, vous habitez à :BAIONA.</text:p>
      <text:p text:style-name="P1"/>
      <text:p text:style-name="P3">Bonjour monsieur GBKEDAB, vous habitez à :DONAZAHARRE.</text:p>
      <text:p text:style-name="P1"/>
      <text:p text:style-name="P3">Bonjour monsieur GBKÈKJKE, vous habitez à :AINIZA MONJOLOSE.</text:p>
      <text:p text:style-name="P1"/>
      <text:p text:style-name="P3">Bonjour monsieur GCGAAJGK, vous habitez à :DONIBANE GARAZI.</text:p>
      <text:p text:style-name="P1"/>
      <text:p text:style-name="P3">Bonjour monsieur GDABCAIJGI, vous habitez à :IZURA ASME.</text:p>
      <text:p text:style-name="P1"/>
      <text:p text:style-name="P3">Bonjour monsieur GDAIKBI, vous habitez à :USTARITZE.</text:p>
      <text:p text:style-name="P1"/>
      <text:p text:style-name="P3">Bonjour monsieur GDÀKHKBKÇ GKGÀKHAIBBI, vous habitez à :AINIZA MONJOLOSE.</text:p>
      <text:p text:style-name="P1"/>
      <text:p text:style-name="P3">Bonjour monsieur GDBJGKDG, vous habitez à :DONIBANE LOHITZUNE.</text:p>
      <text:p text:style-name="P1"/>
      <text:p text:style-name="P3">Bonjour monsieur GDCAG, vous habitez à :ZALGIZE.</text:p>
      <text:p text:style-name="P1"/>
      <text:p text:style-name="P3">Bonjour monsieur GDCAG, vous habitez à :ZALGIZE.</text:p>
      <text:p text:style-name="P1"/>
      <text:p text:style-name="P3">Bonjour monsieur GDIK, vous habitez à :.</text:p>
      <text:p text:style-name="P1"/>
      <text:p text:style-name="P3">Bonjour monsieur GDIKBA, vous habitez à :BAIGORRI.</text:p>
      <text:p text:style-name="P1"/>
      <text:p text:style-name="P3">Bonjour monsieur GDIKJABA, vous habitez à :IRISARRI.</text:p>
      <text:p text:style-name="P1"/>
      <text:p text:style-name="P3">Bonjour monsieur GDIKJABA, vous habitez à :ARROSA.</text:p>
      <text:p text:style-name="P1"/>
      <text:p text:style-name="P3">Bonjour monsieur GEGKBBKEDADGD, vous habitez à :HAZPARNE.</text:p>
      <text:p text:style-name="P1"/>
      <text:p text:style-name="P3">Bonjour monsieur GEKÈ, vous habitez à :DONIBANE LOHITZUNE.</text:p>
      <text:p text:style-name="P1"/>
      <text:p text:style-name="P3">Bonjour monsieur GEKÈ, vous habitez à :URRUGNE.</text:p>
      <text:p text:style-name="P1"/>
      <text:p text:style-name="P3">Bonjour monsieur GEKIDÇ, vous habitez à :.</text:p>
      <text:p text:style-name="P1"/>
      <text:p text:style-name="P3">Bonjour monsieur GEKIDÇ, vous habitez à :.</text:p>
      <text:p text:style-name="P1"/>
      <text:p text:style-name="P3">Bonjour monsieur GGBGJKBBID, vous habitez à :.</text:p>
      <text:p text:style-name="P1"/>
      <text:p text:style-name="P3">Bonjour monsieur GGBGKBA, vous habitez à :.</text:p>
      <text:p text:style-name="P1"/>
      <text:p text:style-name="P3">Bonjour monsieur GGGIDCI, vous habitez à :BAIONA.</text:p>
      <text:p text:style-name="P1"/>
      <text:p text:style-name="P3">Bonjour monsieur GGGIDCI, vous habitez à :MUGERRE.</text:p>
      <text:p text:style-name="P1"/>
      <text:p text:style-name="P3">Bonjour monsieur GGGIDCI IBBIJK, vous habitez à :MUGERRE.</text:p>
      <text:p text:style-name="P1"/>
      <text:p text:style-name="P3">Bonjour monsieur GIBEID, vous habitez à :FLAUGNAC.</text:p>
      <text:p text:style-name="P1"/>
      <text:p text:style-name="P3">Bonjour monsieur GIBEID, vous habitez à :FLAUGNAC.</text:p>
      <text:p text:style-name="P1"/>
      <text:p text:style-name="P3">Bonjour monsieur GIGKBA, vous habitez à :BUSTINCE-IRIBERRY.</text:p>
      <text:p text:style-name="P1"/>
      <text:p text:style-name="P3">Bonjour monsieur GIHAÇ, vous habitez à :KANBO.</text:p>
      <text:p text:style-name="P1"/>
      <text:p text:style-name="P3">Bonjour monsieur GIHAÇ, vous habitez à :BIDARRAI.</text:p>
      <text:p text:style-name="P1"/>
      <text:p text:style-name="P3">Bonjour monsieur GIHAÇ, vous habitez à :BIDARRAI.</text:p>
      <text:p text:style-name="P1"/>
      <text:p text:style-name="P3">Bonjour monsieur GIHAÇ, vous habitez à :BIDARRAI.</text:p>
      <text:p text:style-name="P1"/>
      <text:p text:style-name="P3">Bonjour monsieur GIHAÇ, vous habitez à :BAIONA.</text:p>
      <text:p text:style-name="P1"/>
      <text:p text:style-name="P3">Bonjour monsieur GIHAÇ, vous habitez à :BIDARRAI.</text:p>
      <text:p text:style-name="P1"/>
      <text:p text:style-name="P3">Bonjour monsieur GIHAÇ, vous habitez à :HASPARREN.</text:p>
      <text:p text:style-name="P1"/>
      <text:p text:style-name="P3">Bonjour monsieur GKBADÇ, vous habitez à :BAIONA.</text:p>
      <text:p text:style-name="P1"/>
      <text:p text:style-name="P3">Bonjour monsieur GKBBGIA, vous habitez à :.</text:p>
      <text:p text:style-name="P1"/>
      <text:p text:style-name="P3">Bonjour monsieur GKBBIDHDBIIB, vous habitez à :ANGELU.</text:p>
      <text:p text:style-name="P1"/>
      <text:p text:style-name="P3">Bonjour monsieur GKBEDAJGIA, vous habitez à :IRISARRI.</text:p>
      <text:p text:style-name="P1"/>
      <text:p text:style-name="P3">Bonjour monsieur GKBEDAJGIA, vous habitez à :DONIBANE GARAZI.</text:p>
      <text:p text:style-name="P1"/>
      <text:p text:style-name="P3">Bonjour monsieur GKBEDAJGIA, vous habitez à :BAIONA.</text:p>
      <text:p text:style-name="P1"/>
      <text:p text:style-name="P3">Bonjour monsieur GKBEDAJGIA, vous habitez à :AHATSA.</text:p>
      <text:p text:style-name="P1"/>
      <text:p text:style-name="P3">Bonjour monsieur GKBGABJGIEGKB, vous habitez à :HAZPARNE.</text:p>
      <text:p text:style-name="P1"/>
      <text:p text:style-name="P3">Bonjour monsieur GKBGABJGIEGKB, vous habitez à :HAZPARNE.</text:p>
      <text:p text:style-name="P1"/>
      <text:p text:style-name="P3">Bonjour monsieur GKBGBCABA, vous habitez à :.</text:p>
      <text:p text:style-name="P1"/>
      <text:p text:style-name="P3">Bonjour monsieur GKBGBCABA, vous habitez à :.</text:p>
      <text:p text:style-name="P1"/>
      <text:p text:style-name="P3">Bonjour monsieur GKBGHDDBIDCAÇ, vous habitez à :.</text:p>
      <text:p text:style-name="P1"/>
      <text:p text:style-name="P3">Bonjour monsieur GKBGHDDBIDCAÇ, vous habitez à :ORTZAIZE.</text:p>
      <text:p text:style-name="P1"/>
      <text:p text:style-name="P3">Bonjour monsieur GKBGÑDBIDFG, vous habitez à :BANKA.</text:p>
      <text:p text:style-name="P1"/>
      <text:p text:style-name="P3">Bonjour monsieur GKBKD-BKÈGD, vous habitez à :LARRESORO.</text:p>
      <text:p text:style-name="P1"/>
      <text:p text:style-name="P3">Bonjour monsieur GKBKEJDABI, vous habitez à :ISTURITZE.</text:p>
      <text:p text:style-name="P1"/>
      <text:p text:style-name="P3">Bonjour monsieur HAGBIBBI, vous habitez à :UZTARITZE.</text:p>
      <text:p text:style-name="P1"/>
      <text:p text:style-name="P3">Bonjour monsieur HAGEEID, vous habitez à :ITSATSU.</text:p>
      <text:p text:style-name="P1"/>
      <text:p text:style-name="P3">Bonjour monsieur HAIEEI, vous habitez à :ANGELU.</text:p>
      <text:p text:style-name="P1"/>
      <text:p text:style-name="P3">Bonjour monsieur HBDAAD, vous habitez à :BAIONA.</text:p>
      <text:p text:style-name="P1"/>
      <text:p text:style-name="P3">Bonjour monsieur HBDAGD, vous habitez à :.</text:p>
      <text:p text:style-name="P1"/>
      <text:p text:style-name="P3">Bonjour monsieur HBDBBGIB, vous habitez à :BAIONA.</text:p>
      <text:p text:style-name="P1"/>
      <text:p text:style-name="P3">Bonjour monsieur HBDBBGIB, vous habitez à :ST PIERRE D'IRUBE.</text:p>
      <text:p text:style-name="P1"/>
      <text:p text:style-name="P3">Bonjour monsieur HBDBBGIB, vous habitez à :ST PIERRE D'IRUBE.</text:p>
      <text:p text:style-name="P1"/>
      <text:p text:style-name="P3">Bonjour monsieur HBIDGI, vous habitez à :BIARRITZ.</text:p>
      <text:p text:style-name="P1"/>
      <text:p text:style-name="P3">Bonjour monsieur HBIHDBGD, vous habitez à :BAIONA.</text:p>
      <text:p text:style-name="P1"/>
      <text:p text:style-name="P3">Bonjour monsieur HBKDABIBIDK, vous habitez à :SAINT PIERRE D'IRUBE.</text:p>
      <text:p text:style-name="P1"/>
      <text:p text:style-name="P3">Bonjour monsieur HBKDÀDGB CDAEIA, vous habitez à :BAIONA.</text:p>
      <text:p text:style-name="P1"/>
      <text:p text:style-name="P3">Bonjour monsieur HBKDJGIBBIDIK, vous habitez à :BAIONA.</text:p>
      <text:p text:style-name="P1"/>
      <text:p text:style-name="P3">Bonjour monsieur HBKDJIBIDK, vous habitez à :HASPARREN.</text:p>
      <text:p text:style-name="P1"/>
      <text:p text:style-name="P3">Bonjour monsieur HBKJÇ, vous habitez à :.</text:p>
      <text:p text:style-name="P1"/>
      <text:p text:style-name="P3">Bonjour monsieur HBKJÇ, vous habitez à :.</text:p>
      <text:p text:style-name="P1"/>
      <text:p text:style-name="P3">Bonjour monsieur HDABJKII, vous habitez à :BAIONA.</text:p>
      <text:p text:style-name="P1"/>
      <text:p text:style-name="P3">Bonjour monsieur HDABJKII, vous habitez à :BEHAUZE.</text:p>
      <text:p text:style-name="P1"/>
      <text:p text:style-name="P3">Bonjour monsieur HDAGEEDA, vous habitez à :ARBONA.</text:p>
      <text:p text:style-name="P1"/>
      <text:p text:style-name="P3">Bonjour monsieur HDBAIE, vous habitez à :.</text:p>
      <text:p text:style-name="P1"/>
      <text:p text:style-name="P3">Bonjour monsieur HDBBKDB, vous habitez à :ITSASU.</text:p>
      <text:p text:style-name="P1"/>
      <text:p text:style-name="P3">Bonjour monsieur HDBDBAGKHAI, vous habitez à :.</text:p>
      <text:p text:style-name="P1"/>
      <text:p text:style-name="P3">Bonjour monsieur HDÇGIDIAJGI, vous habitez à :AINHOA.</text:p>
      <text:p text:style-name="P1"/>
      <text:p text:style-name="P3">Bonjour monsieur HDÇGIDIJGI JIIKBÇ, vous habitez à :UZTARITZE.</text:p>
      <text:p text:style-name="P1"/>
      <text:p text:style-name="P3">Bonjour monsieur HDÇIDIAJGI, vous habitez à :UZTARITZE.</text:p>
      <text:p text:style-name="P1"/>
      <text:p text:style-name="P3">Bonjour monsieur HDÇJDIAÇIK, vous habitez à :IRULEGI.</text:p>
      <text:p text:style-name="P1"/>
      <text:p text:style-name="P3">Bonjour monsieur HDDAKDH, vous habitez à :BAIONA.</text:p>
      <text:p text:style-name="P1"/>
      <text:p text:style-name="P3">Bonjour monsieur HDGAÇ, vous habitez à :HELETA.</text:p>
      <text:p text:style-name="P1"/>
      <text:p text:style-name="P3">Bonjour monsieur HDGBGID, vous habitez à :.</text:p>
      <text:p text:style-name="P1"/>
      <text:p text:style-name="P3">Bonjour monsieur HDGFDIAÇIK, vous habitez à :BIDARTE.</text:p>
      <text:p text:style-name="P1"/>
      <text:p text:style-name="P3">Bonjour monsieur HDGFDIAÇIK, vous habitez à :BAIONA.</text:p>
      <text:p text:style-name="P1"/>
      <text:p text:style-name="P3">Bonjour monsieur HDHDÇ, vous habitez à :.</text:p>
      <text:p text:style-name="P1"/>
      <text:p text:style-name="P3">Bonjour monsieur HDIDKHK, vous habitez à :BAIONA.</text:p>
      <text:p text:style-name="P1"/>
      <text:p text:style-name="P3">Bonjour monsieur <text:s/>HDÑG HKBKAI, vous habitez à :BAIONA.</text:p>
      <text:p text:style-name="P1"/>
      <text:p text:style-name="P3">Bonjour monsieur HGBKBI, vous habitez à :BIARRITZ.</text:p>
      <text:p text:style-name="P1"/>
      <text:p text:style-name="P3">Bonjour monsieur HGEEI, vous habitez à :.</text:p>
      <text:p text:style-name="P1"/>
      <text:p text:style-name="P3">Bonjour monsieur HGKJDEGDG, vous habitez à :.</text:p>
      <text:p text:style-name="P1"/>
      <text:p text:style-name="P3">Bonjour monsieur HIAABÇ, vous habitez à :.</text:p>
      <text:p text:style-name="P1"/>
      <text:p text:style-name="P3">Bonjour monsieur HIBCAGDDI, vous habitez à :BAIONA.</text:p>
      <text:p text:style-name="P1"/>
      <text:p text:style-name="P3">Bonjour monsieur HKAÙGD, vous habitez à :.</text:p>
      <text:p text:style-name="P1"/>
      <text:p text:style-name="P3">Bonjour monsieur HKBAKEJGII, vous habitez à :BAIONA.</text:p>
      <text:p text:style-name="P1"/>
      <text:p text:style-name="P3">Bonjour monsieur HKBBK, vous habitez à :ISTURITZE.</text:p>
      <text:p text:style-name="P1"/>
      <text:p text:style-name="P3">Bonjour monsieur HKBJGK, vous habitez à :BAYONNE.</text:p>
      <text:p text:style-name="P1"/>
      <text:p text:style-name="P3">Bonjour monsieur HKBKÇ, vous habitez à :ISTURITZE.</text:p>
      <text:p text:style-name="P1"/>
      <text:p text:style-name="P3">Bonjour monsieur HKBKÇ, vous habitez à :IZTURITZE.</text:p>
      <text:p text:style-name="P1"/>
      <text:p text:style-name="P3">Bonjour monsieur HKBKÇ, vous habitez à :ISTURITZE.</text:p>
      <text:p text:style-name="P1"/>
      <text:p text:style-name="P3">Bonjour monsieur HKBKJDBBI, vous habitez à :.</text:p>
      <text:p text:style-name="P1"/>
      <text:p text:style-name="P3">Bonjour monsieur HKEÇK, vous habitez à :AINIZA MONJOLOSE.</text:p>
      <text:p text:style-name="P1"/>
      <text:p text:style-name="P3">Bonjour monsieur HKEÇK, vous habitez à :AINIZA MONJOLOSE.</text:p>
      <text:p text:style-name="P1"/>
      <text:p text:style-name="P3">Bonjour monsieur HKEÇK, vous habitez à :ORTZAIZE.</text:p>
      <text:p text:style-name="P1"/>
      <text:p text:style-name="P3">Bonjour monsieur HKEÇK, vous habitez à :UHARTE GARAZI.</text:p>
      <text:p text:style-name="P1"/>
      <text:p text:style-name="P3">Bonjour monsieur HKEÇK, vous habitez à :ORTZAIZE.</text:p>
      <text:p text:style-name="P1"/>
      <text:p text:style-name="P3">Bonjour monsieur HKEÇK, vous habitez à :.</text:p>
      <text:p text:style-name="P1"/>
      <text:p text:style-name="P3">Bonjour monsieur HKEÈGD, vous habitez à :ASCAIN.</text:p>
      <text:p text:style-name="P1"/>
      <text:p text:style-name="P3">Bonjour monsieur HKHDKHK, vous habitez à :SARA .</text:p>
      <text:p text:style-name="P1"/>
      <text:p text:style-name="P3">Bonjour monsieur HKHKEII, vous habitez à :HAZPARNE.</text:p>
      <text:p text:style-name="P1"/>
      <text:p text:style-name="P3">Bonjour monsieur IABBAAÇ, vous habitez à :.</text:p>
      <text:p text:style-name="P1"/>
      <text:p text:style-name="P3">Bonjour monsieur IABBAAÇ, vous habitez à :BAIONA.</text:p>
      <text:p text:style-name="P1"/>
      <text:p text:style-name="P3">Bonjour monsieur IABBAAÇ, vous habitez à :HAZPARNE.</text:p>
      <text:p text:style-name="P1"/>
      <text:p text:style-name="P3">Bonjour monsieur IABBAAÇ, vous habitez à :HAZPARNE.</text:p>
      <text:p text:style-name="P1"/>
      <text:p text:style-name="P3">Bonjour monsieur IABCAIA, vous habitez à :BIARRITZ.</text:p>
      <text:p text:style-name="P1"/>
      <text:p text:style-name="P3">Bonjour monsieur IABKDHK, vous habitez à :LACARRE.</text:p>
      <text:p text:style-name="P1"/>
      <text:p text:style-name="P3">Bonjour monsieur IACDAÇ, vous habitez à :BAIONA.</text:p>
      <text:p text:style-name="P1"/>
      <text:p text:style-name="P3">Bonjour monsieur IAÇIÇABG, vous habitez à :.</text:p>
      <text:p text:style-name="P1"/>
      <text:p text:style-name="P3">Bonjour monsieur IAÇIEIDIÇ, vous habitez à :ISTURITS.</text:p>
      <text:p text:style-name="P1"/>
      <text:p text:style-name="P3">Bonjour monsieur IAÇIÈKGKBBIAK, vous habitez à :BAIONA.</text:p>
      <text:p text:style-name="P1"/>
      <text:p text:style-name="P3">Bonjour monsieur IAÇIHDGD, vous habitez à :.</text:p>
      <text:p text:style-name="P1"/>
      <text:p text:style-name="P3">Bonjour monsieur IAÇIHKBBKÇ, vous habitez à :.</text:p>
      <text:p text:style-name="P1"/>
      <text:p text:style-name="P3">Bonjour monsieur IAÇIHKBKG, vous habitez à :.</text:p>
      <text:p text:style-name="P1"/>
      <text:p text:style-name="P3">Bonjour monsieur IAÇIJDCKB, vous habitez à :GOTAINE IRABARRE.</text:p>
      <text:p text:style-name="P1"/>
      <text:p text:style-name="P3">Bonjour monsieur IAÇIJIBBÇ, vous habitez à :.</text:p>
      <text:p text:style-name="P1"/>
      <text:p text:style-name="P3">Bonjour monsieur IAÇIJIBBG, vous habitez à :.</text:p>
      <text:p text:style-name="P1"/>
      <text:p text:style-name="P3">Bonjour monsieur IAÇIÙIBBÇ, vous habitez à :.</text:p>
      <text:p text:style-name="P1"/>
      <text:p text:style-name="P3">Bonjour monsieur IAÇKBBG, vous habitez à :ENDAIA.</text:p>
      <text:p text:style-name="P1"/>
      <text:p text:style-name="P3">Bonjour monsieur IADKAI, vous habitez à :AIHERRA.</text:p>
      <text:p text:style-name="P1"/>
      <text:p text:style-name="P3">Bonjour monsieur IADKAI, vous habitez à :.</text:p>
      <text:p text:style-name="P1"/>
      <text:p text:style-name="P3">Bonjour monsieur IADKAI, vous habitez à :.</text:p>
      <text:p text:style-name="P1"/>
      <text:p text:style-name="P3">Bonjour monsieur IADKAI, vous habitez à :.</text:p>
      <text:p text:style-name="P1"/>
      <text:p text:style-name="P3">Bonjour monsieur IAGKBA, vous habitez à :UZTARITZE.</text:p>
      <text:p text:style-name="P1"/>
      <text:p text:style-name="P3">Bonjour monsieur IAGKEII, vous habitez à :AIHERRA.</text:p>
      <text:p text:style-name="P1"/>
      <text:p text:style-name="P3">Bonjour monsieur IAGKEII, vous habitez à :AIHERRA.</text:p>
      <text:p text:style-name="P1"/>
      <text:p text:style-name="P3">Bonjour monsieur IAGKEII, vous habitez à :UZTARITZE.</text:p>
      <text:p text:style-name="P1"/>
      <text:p text:style-name="P3">Bonjour monsieur IAGKEII, vous habitez à :HELETA.</text:p>
      <text:p text:style-name="P1"/>
      <text:p text:style-name="P3">Bonjour monsieur IAGKEII, vous habitez à :.</text:p>
      <text:p text:style-name="P1"/>
      <text:p text:style-name="P3">Bonjour monsieur IAGKEII, vous habitez à :AYHERRE.</text:p>
      <text:p text:style-name="P1"/>
      <text:p text:style-name="P3">Bonjour monsieur IAGKEII, vous habitez à :HELETA.</text:p>
      <text:p text:style-name="P1"/>
      <text:p text:style-name="P3">Bonjour monsieur IAHAGDI, vous habitez à :.</text:p>
      <text:p text:style-name="P1"/>
      <text:p text:style-name="P3">Bonjour monsieur IAHAGDI, vous habitez à :HAZPARNE.</text:p>
      <text:p text:style-name="P1"/>
      <text:p text:style-name="P3">Bonjour monsieur IAHAGDI, vous habitez à :.</text:p>
      <text:p text:style-name="P1"/>
      <text:p text:style-name="P3">Bonjour monsieur IAHAGDI, vous habitez à :HAZPARNE.</text:p>
      <text:p text:style-name="P1"/>
      <text:p text:style-name="P3">Bonjour monsieur IAHKA, vous habitez à :DONIBANE LOHITZUNE.</text:p>
      <text:p text:style-name="P1"/>
      <text:p text:style-name="P3">Bonjour monsieur IAHKJGKBI, vous habitez à :SAINT-JEAN-DE-LUZ.</text:p>
      <text:p text:style-name="P1"/>
      <text:p text:style-name="P3">Bonjour monsieur IAJDBBDA, vous habitez à :ARRANGOITZE.</text:p>
      <text:p text:style-name="P1"/>
      <text:p text:style-name="P3">Bonjour monsieur IAJDGB, vous habitez à :.</text:p>
      <text:p text:style-name="P1"/>
      <text:p text:style-name="P3">Bonjour monsieur IAJDGB, vous habitez à :.</text:p>
      <text:p text:style-name="P1"/>
      <text:p text:style-name="P3">Bonjour monsieur IAJGÂAIKA, vous habitez à :USTARITZ.</text:p>
      <text:p text:style-name="P1"/>
      <text:p text:style-name="P3">Bonjour monsieur IAJGIDGJ, vous habitez à :DONIBANE LOHITZUNE.</text:p>
      <text:p text:style-name="P1"/>
      <text:p text:style-name="P3">Bonjour monsieur IAJGIEIDIÇ, vous habitez à :.</text:p>
      <text:p text:style-name="P1"/>
      <text:p text:style-name="P3">Bonjour monsieur IAJGIHDÇID, vous habitez à :HASPARREN.</text:p>
      <text:p text:style-name="P1"/>
      <text:p text:style-name="P3">Bonjour monsieur IAJGIHDÇID, vous habitez à :JATXOU.</text:p>
      <text:p text:style-name="P1"/>
      <text:p text:style-name="P3">Bonjour monsieur IAJGIHDÇID, vous habitez à :HENDAIA.</text:p>
      <text:p text:style-name="P1"/>
      <text:p text:style-name="P3">Bonjour monsieur IAJGIJDCKB, vous habitez à :HASPARREN.</text:p>
      <text:p text:style-name="P1"/>
      <text:p text:style-name="P3">Bonjour monsieur IAJGIJDCKB, vous habitez à :UZTARITZE.</text:p>
      <text:p text:style-name="P1"/>
      <text:p text:style-name="P3">Bonjour monsieur IAJGIJIBA, vous habitez à :SAINT PALAIS.</text:p>
      <text:p text:style-name="P1"/>
      <text:p text:style-name="P3">Bonjour monsieur IAJGIJIBBÇ, vous habitez à :AYHERRE.</text:p>
      <text:p text:style-name="P1"/>
      <text:p text:style-name="P3">Bonjour monsieur IAJGIJIBBGK, vous habitez à :.</text:p>
      <text:p text:style-name="P1"/>
      <text:p text:style-name="P3">Bonjour monsieur IAJGIJIGIBI, vous habitez à :.</text:p>
      <text:p text:style-name="P1"/>
      <text:p text:style-name="P3">Bonjour monsieur IAJGIJKBDI, vous habitez à :UHARTE GARAZI.</text:p>
      <text:p text:style-name="P1"/>
      <text:p text:style-name="P3">Bonjour monsieur IAJGIJKBDI, vous habitez à :UZTARITZE.</text:p>
      <text:p text:style-name="P1"/>
      <text:p text:style-name="P3">Bonjour monsieur IAJGIÙIBBÇ, vous habitez à :BAIONA.</text:p>
      <text:p text:style-name="P1"/>
      <text:p text:style-name="P3">Bonjour monsieur IAJGIÙIBBÇ, vous habitez à :BAIONA.</text:p>
      <text:p text:style-name="P1"/>
      <text:p text:style-name="P3">Bonjour monsieur IAJGIÙIBBÇ, vous habitez à :.</text:p>
      <text:p text:style-name="P1"/>
      <text:p text:style-name="P3">Bonjour monsieur IAJGIÙIBBÇ, vous habitez à :.</text:p>
      <text:p text:style-name="P1"/>
      <text:p text:style-name="P3">Bonjour monsieur IAJGIÙIBBÇ, vous habitez à :BAYONNE.</text:p>
      <text:p text:style-name="P1"/>
      <text:p text:style-name="P3">Bonjour monsieur IAJGIÙIBBÇ, vous habitez à :DONIBANE GARAZI.</text:p>
      <text:p text:style-name="P1"/>
      <text:p text:style-name="P3">Bonjour monsieur IAJGIÙIBBÇ, vous habitez à :HAZPARNE.</text:p>
      <text:p text:style-name="P1"/>
      <text:p text:style-name="P3">Bonjour monsieur IAJGIÙIBBGK, vous habitez à :JAXU.</text:p>
      <text:p text:style-name="P1"/>
      <text:p text:style-name="P3">Bonjour monsieur IAJGIÙIBBGK, vous habitez à :JAXU.</text:p>
      <text:p text:style-name="P1"/>
      <text:p text:style-name="P3">Bonjour monsieur IAJGIÙIBBGK, vous habitez à :JAXU.</text:p>
      <text:p text:style-name="P1"/>
      <text:p text:style-name="P3">Bonjour monsieur IAJGIÙIBBGK, vous habitez à :JAXU.</text:p>
      <text:p text:style-name="P1"/>
      <text:p text:style-name="P3">Bonjour monsieur IAJGKBA, vous habitez à :IZTURITZE.</text:p>
      <text:p text:style-name="P1"/>
      <text:p text:style-name="P3">Bonjour monsieur IAJGKBA, vous habitez à :ISTURITZE.</text:p>
      <text:p text:style-name="P1"/>
      <text:p text:style-name="P3">Bonjour monsieur IAJGKBA, vous habitez à :MUGERRE.</text:p>
      <text:p text:style-name="P1"/>
      <text:p text:style-name="P3">Bonjour monsieur IAJGKBA, vous habitez à :UZTARITZE.</text:p>
      <text:p text:style-name="P1"/>
      <text:p text:style-name="P3">Bonjour monsieur IAJGKBA, vous habitez à :HAZPARNE.</text:p>
      <text:p text:style-name="P1"/>
      <text:p text:style-name="P3">Bonjour monsieur IAJGKBA, vous habitez à :MUGERRE.</text:p>
      <text:p text:style-name="P1"/>
      <text:p text:style-name="P3">Bonjour monsieur IAJGKBA, vous habitez à :.</text:p>
      <text:p text:style-name="P1"/>
      <text:p text:style-name="P3">Bonjour monsieur IAJGKBA, vous habitez à :ISTURITZE.</text:p>
      <text:p text:style-name="P1"/>
      <text:p text:style-name="P3">Bonjour monsieur IAJIBA, vous habitez à :BAIONA.</text:p>
      <text:p text:style-name="P1"/>
      <text:p text:style-name="P3">Bonjour monsieur IAJKBBDA EKBBDDII, vous habitez à :ITXASSOU.</text:p>
      <text:p text:style-name="P1"/>
      <text:p text:style-name="P3">Bonjour monsieur IBAIBEI, vous habitez à :BIARRITZ.</text:p>
      <text:p text:style-name="P1"/>
      <text:p text:style-name="P3">Bonjour monsieur IBAIJKD, vous habitez à :BAIONA.</text:p>
      <text:p text:style-name="P1"/>
      <text:p text:style-name="P3">Bonjour monsieur IBAIJKGKDIÇ, vous habitez à :UZTARITZE.</text:p>
      <text:p text:style-name="P1"/>
      <text:p text:style-name="P3">Bonjour monsieur IBBDAKJIGIBI, vous habitez à :ARROSA.</text:p>
      <text:p text:style-name="P1"/>
      <text:p text:style-name="P3">Bonjour monsieur IBBDAKJIGIBI, vous habitez à :ARROSA.</text:p>
      <text:p text:style-name="P1"/>
      <text:p text:style-name="P3">Bonjour monsieur IBBIEADIIHAÇ, vous habitez à :URRUGNE.</text:p>
      <text:p text:style-name="P1"/>
      <text:p text:style-name="P3">Bonjour monsieur IBBIEADIIHG, vous habitez à :.</text:p>
      <text:p text:style-name="P1"/>
      <text:p text:style-name="P3">Bonjour monsieur IBBIFKBA, vous habitez à :AZKARETE.</text:p>
      <text:p text:style-name="P1"/>
      <text:p text:style-name="P3">Bonjour monsieur IBCDDIK, vous habitez à :.</text:p>
      <text:p text:style-name="P1"/>
      <text:p text:style-name="P3">Bonjour monsieur IBGEEKBI, vous habitez à :.</text:p>
      <text:p text:style-name="P1"/>
      <text:p text:style-name="P3">Bonjour monsieur IBJEKEKIDD, vous habitez à :USTARITZ.</text:p>
      <text:p text:style-name="P1"/>
      <text:p text:style-name="P3">Bonjour monsieur IBJGD, vous habitez à :.</text:p>
      <text:p text:style-name="P1"/>
      <text:p text:style-name="P3">Bonjour monsieur IÇGEKBI, vous habitez à :.</text:p>
      <text:p text:style-name="P1"/>
      <text:p text:style-name="P3">Bonjour monsieur IÇGEKBI, vous habitez à :LOHITZUN.</text:p>
      <text:p text:style-name="P1"/>
      <text:p text:style-name="P3">Bonjour monsieur IÇGIBKJGII, vous habitez à :BAIONA.</text:p>
      <text:p text:style-name="P1"/>
      <text:p text:style-name="P3">Bonjour monsieur IÇGIBKJGII, vous habitez à :BESKOITZE.</text:p>
      <text:p text:style-name="P1"/>
      <text:p text:style-name="P3">Bonjour monsieur IDÇKBÈKJKE, vous habitez à :.</text:p>
      <text:p text:style-name="P1"/>
      <text:p text:style-name="P3">Bonjour monsieur IDEDBDB, vous habitez à :ARBONA.</text:p>
      <text:p text:style-name="P1"/>
      <text:p text:style-name="P3">Bonjour monsieur IDIBGÈ, vous habitez à :.</text:p>
      <text:p text:style-name="P1"/>
      <text:p text:style-name="P3">Bonjour monsieur IEDBBGIHK, vous habitez à :.</text:p>
      <text:p text:style-name="P1"/>
      <text:p text:style-name="P3">Bonjour monsieur IEDBIHG, vous habitez à :HARPARNE.</text:p>
      <text:p text:style-name="P1"/>
      <text:p text:style-name="P3">Bonjour monsieur IEDBIHG, vous habitez à :AINIZA MONJOLOSE.</text:p>
      <text:p text:style-name="P1"/>
      <text:p text:style-name="P3">Bonjour monsieur IEDBIHG, vous habitez à :.</text:p>
      <text:p text:style-name="P1"/>
      <text:p text:style-name="P3">Bonjour monsieur IEGBBKEII, vous habitez à :ITSASU.</text:p>
      <text:p text:style-name="P1"/>
      <text:p text:style-name="P3">Bonjour monsieur IEGÇGBG, vous habitez à :BEHAUZE.</text:p>
      <text:p text:style-name="P1"/>
      <text:p text:style-name="P3">Bonjour monsieur IEGÇGBG, vous habitez à :.</text:p>
      <text:p text:style-name="P1"/>
      <text:p text:style-name="P3">Bonjour monsieur IEGÇIBBG, vous habitez à :.</text:p>
      <text:p text:style-name="P1"/>
      <text:p text:style-name="P3">Bonjour monsieur IEGÈKHKBKÇ, vous habitez à :BAIONA.</text:p>
      <text:p text:style-name="P1"/>
      <text:p text:style-name="P3">Bonjour monsieur IEGJIGAB, vous habitez à :.</text:p>
      <text:p text:style-name="P1"/>
      <text:p text:style-name="P3">Bonjour monsieur IÈJABBK, vous habitez à :AIHNOA.</text:p>
      <text:p text:style-name="P1"/>
      <text:p text:style-name="P3">Bonjour monsieur IGBGJKBDI, vous habitez à :.</text:p>
      <text:p text:style-name="P1"/>
      <text:p text:style-name="P3">Bonjour monsieur IGBKAJGIAAI, vous habitez à :LEKORNE.</text:p>
      <text:p text:style-name="P1"/>
      <text:p text:style-name="P3">Bonjour monsieur IGBKAJGIAAI, vous habitez à :MENDIONDE.</text:p>
      <text:p text:style-name="P1"/>
      <text:p text:style-name="P3">Bonjour monsieur IGGIBKÇKGKB, vous habitez à :.</text:p>
      <text:p text:style-name="P1"/>
      <text:p text:style-name="P3">Bonjour monsieur IGGKBJI, vous habitez à :DOMINTXINE.</text:p>
      <text:p text:style-name="P1"/>
      <text:p text:style-name="P3">Bonjour monsieur IGJGGB, vous habitez à :.</text:p>
      <text:p text:style-name="P1"/>
      <text:p text:style-name="P3">Bonjour monsieur IIAGIB, vous habitez à :.</text:p>
      <text:p text:style-name="P1"/>
      <text:p text:style-name="P3">Bonjour monsieur IIBJGKBA, vous habitez à :.</text:p>
      <text:p text:style-name="P1"/>
      <text:p text:style-name="P3">Bonjour monsieur IIBJGKECB, vous habitez à :BAYONNE.</text:p>
      <text:p text:style-name="P1"/>
      <text:p text:style-name="P3">Bonjour monsieur IIEGKBA, vous habitez à :ASCAIN.</text:p>
      <text:p text:style-name="P1"/>
      <text:p text:style-name="P3">Bonjour monsieur IIEGKBA, vous habitez à :AZKAINE.</text:p>
      <text:p text:style-name="P1"/>
      <text:p text:style-name="P3">Bonjour monsieur IIEGKBA, vous habitez à :HAZPARNE.</text:p>
      <text:p text:style-name="P1"/>
      <text:p text:style-name="P3">Bonjour monsieur IIEHKAI, vous habitez à :.</text:p>
      <text:p text:style-name="P1"/>
      <text:p text:style-name="P3">Bonjour monsieur IIGAABK, vous habitez à :.</text:p>
      <text:p text:style-name="P1"/>
      <text:p text:style-name="P3">Bonjour monsieur IIGDIKBGD, vous habitez à :AHETZE.</text:p>
      <text:p text:style-name="P1"/>
      <text:p text:style-name="P3">Bonjour monsieur IJGIÙIBBGK, vous habitez à :MAKEA.</text:p>
      <text:p text:style-name="P1"/>
      <text:p text:style-name="P3">Bonjour monsieur IJGIÙIBBGK, vous habitez à :MAKEA.</text:p>
      <text:p text:style-name="P1"/>
      <text:p text:style-name="P3">Bonjour monsieur IKAJGKBÇ, vous habitez à :DONIBANE LOHITZUNE.</text:p>
      <text:p text:style-name="P1"/>
      <text:p text:style-name="P3">Bonjour monsieur IKBAKÇIAAI, vous habitez à :AIHERRA.</text:p>
      <text:p text:style-name="P1"/>
      <text:p text:style-name="P3">Bonjour monsieur IKBCAÇ, vous habitez à :BIARRITZ.</text:p>
      <text:p text:style-name="P1"/>
      <text:p text:style-name="P3">Bonjour monsieur IKBIID, vous habitez à :.</text:p>
      <text:p text:style-name="P1"/>
      <text:p text:style-name="P3">Bonjour monsieur IKEEDDA, vous habitez à :.</text:p>
      <text:p text:style-name="P1"/>
      <text:p text:style-name="P3">Bonjour monsieur JABAAJGIA, vous habitez à :.</text:p>
      <text:p text:style-name="P1"/>
      <text:p text:style-name="P3">Bonjour monsieur JABAAJGIA, vous habitez à :DONIBANE LOHITZUNE.</text:p>
      <text:p text:style-name="P1"/>
      <text:p text:style-name="P3">Bonjour monsieur JAGHAIB, vous habitez à :.</text:p>
      <text:p text:style-name="P1"/>
      <text:p text:style-name="P3">Bonjour monsieur JAJIE, vous habitez à :.</text:p>
      <text:p text:style-name="P1"/>
      <text:p text:style-name="P3">Bonjour monsieur JBABA, vous habitez à :ARROSA.</text:p>
      <text:p text:style-name="P1"/>
      <text:p text:style-name="P3">Bonjour monsieur JBABA, vous habitez à :ARROSA.</text:p>
      <text:p text:style-name="P1"/>
      <text:p text:style-name="P3">Bonjour monsieur JBADIKA, vous habitez à :UHARTE GARAZI.</text:p>
      <text:p text:style-name="P1"/>
      <text:p text:style-name="P3">Bonjour monsieur JBDB, vous habitez à :BIARRITZ.</text:p>
      <text:p text:style-name="P1"/>
      <text:p text:style-name="P3">Bonjour monsieur JBDB, vous habitez à :MEHARIN.</text:p>
      <text:p text:style-name="P1"/>
      <text:p text:style-name="P3">Bonjour monsieur JBDB, vous habitez à :MEHARIN.</text:p>
      <text:p text:style-name="P1"/>
      <text:p text:style-name="P3">Bonjour monsieur JBIAGEEI, vous habitez à :UZTARITZE.</text:p>
      <text:p text:style-name="P1"/>
      <text:p text:style-name="P3">Bonjour monsieur JBIAI, vous habitez à :MONTPELLIER.</text:p>
      <text:p text:style-name="P1"/>
      <text:p text:style-name="P3">Bonjour monsieur JDAADAKEI, vous habitez à :.</text:p>
      <text:p text:style-name="P1"/>
      <text:p text:style-name="P3">Bonjour monsieur JDABAGKII, vous habitez à :BARKOXE.</text:p>
      <text:p text:style-name="P1"/>
      <text:p text:style-name="P3">Bonjour monsieur JDABEGIB, vous habitez à :BAIONA.</text:p>
      <text:p text:style-name="P1"/>
      <text:p text:style-name="P3">Bonjour monsieur JDAJGHKB, vous habitez à :.</text:p>
      <text:p text:style-name="P1"/>
      <text:p text:style-name="P3">Bonjour monsieur JDBAIBK, vous habitez à :IRISARRI.</text:p>
      <text:p text:style-name="P1"/>
      <text:p text:style-name="P3">Bonjour monsieur JDBAIBK, vous habitez à :IRISARRI.</text:p>
      <text:p text:style-name="P1"/>
      <text:p text:style-name="P3">Bonjour monsieur JDBAKÇBDA, vous habitez à :BAIONA.</text:p>
      <text:p text:style-name="P1"/>
      <text:p text:style-name="P3">Bonjour monsieur JDBHGGDG, vous habitez à :.</text:p>
      <text:p text:style-name="P1"/>
      <text:p text:style-name="P3">Bonjour monsieur JDBIIEDDHAI, vous habitez à :.</text:p>
      <text:p text:style-name="P1"/>
      <text:p text:style-name="P3">Bonjour monsieur JDBJC, vous habitez à :MUSKILDI.</text:p>
      <text:p text:style-name="P1"/>
      <text:p text:style-name="P3">Bonjour monsieur JDÇ, vous habitez à :LARTZABALE.</text:p>
      <text:p text:style-name="P1"/>
      <text:p text:style-name="P3">Bonjour monsieur JDD, vous habitez à :ANGLET.</text:p>
      <text:p text:style-name="P1"/>
      <text:p text:style-name="P3">Bonjour monsieur JDDAB, vous habitez à :HAZPARNE.</text:p>
      <text:p text:style-name="P1"/>
      <text:p text:style-name="P3">Bonjour monsieur JDDDGD, vous habitez à :URCUIT.</text:p>
      <text:p text:style-name="P1"/>
      <text:p text:style-name="P3">Bonjour monsieur JDDDIA, vous habitez à :JATSU.</text:p>
      <text:p text:style-name="P1"/>
      <text:p text:style-name="P3">Bonjour monsieur JDDDIHDDA, vous habitez à :PAGOLA.</text:p>
      <text:p text:style-name="P1"/>
      <text:p text:style-name="P3">Bonjour monsieur JDDDKAI IIEKEKBI, vous habitez à :.</text:p>
      <text:p text:style-name="P1"/>
      <text:p text:style-name="P3">Bonjour monsieur JDEDCAG, vous habitez à :AMENDUZE ONASO.</text:p>
      <text:p text:style-name="P1"/>
      <text:p text:style-name="P3">Bonjour monsieur JDEDFG, vous habitez à :BAIONA.</text:p>
      <text:p text:style-name="P1"/>
      <text:p text:style-name="P3">Bonjour monsieur JDEEID, vous habitez à :.</text:p>
      <text:p text:style-name="P1"/>
      <text:p text:style-name="P3">Bonjour monsieur JDGD, vous habitez à :LASA.</text:p>
      <text:p text:style-name="P1"/>
      <text:p text:style-name="P3">Bonjour monsieur JDGD, vous habitez à :LASA.</text:p>
      <text:p text:style-name="P1"/>
      <text:p text:style-name="P3">Bonjour monsieur JDGDDD, vous habitez à :.</text:p>
      <text:p text:style-name="P1"/>
      <text:p text:style-name="P3">Bonjour monsieur JDIIA, vous habitez à :.</text:p>
      <text:p text:style-name="P1"/>
      <text:p text:style-name="P3">Bonjour monsieur JDJGIA, vous habitez à :.</text:p>
      <text:p text:style-name="P1"/>
      <text:p text:style-name="P3">Bonjour monsieur JDJKHDI, vous habitez à :IROULEGUY.</text:p>
      <text:p text:style-name="P1"/>
      <text:p text:style-name="P3">Bonjour monsieur JEKGD, vous habitez à :UZTARITZE.</text:p>
      <text:p text:style-name="P1"/>
      <text:p text:style-name="P3">Bonjour monsieur JEKÙIBGI, vous habitez à :BIARRITZ.</text:p>
      <text:p text:style-name="P1"/>
      <text:p text:style-name="P3">Bonjour monsieur JEKÙIBGI, vous habitez à :BEHASQUE.</text:p>
      <text:p text:style-name="P1"/>
      <text:p text:style-name="P3">Bonjour monsieur JEKÙIBGI, vous habitez à :BEHASKANE.</text:p>
      <text:p text:style-name="P1"/>
      <text:p text:style-name="P3">Bonjour monsieur JGADEIB, vous habitez à :ANGELU.</text:p>
      <text:p text:style-name="P1"/>
      <text:p text:style-name="P3">Bonjour monsieur JGBGBAÇ, vous habitez à :AIHERRA.</text:p>
      <text:p text:style-name="P1"/>
      <text:p text:style-name="P3">Bonjour monsieur JGBGBAÇ, vous habitez à :AYHERRE.</text:p>
      <text:p text:style-name="P1"/>
      <text:p text:style-name="P3">Bonjour monsieur JGBGBAÇ, vous habitez à :HAZPARNE.</text:p>
      <text:p text:style-name="P1"/>
      <text:p text:style-name="P3">Bonjour monsieur JGBGBAGD, vous habitez à :ORTZAIZE.</text:p>
      <text:p text:style-name="P1"/>
      <text:p text:style-name="P3">Bonjour monsieur JGBJKÇ, vous habitez à :IZURA.</text:p>
      <text:p text:style-name="P1"/>
      <text:p text:style-name="P3">Bonjour monsieur JGBJKÇ, vous habitez à :URRUGNE.</text:p>
      <text:p text:style-name="P1"/>
      <text:p text:style-name="P3">Bonjour monsieur JGDEKBI, vous habitez à :DONIBANE GARAZI.</text:p>
      <text:p text:style-name="P1"/>
      <text:p text:style-name="P3">Bonjour monsieur JGDGDJGHKBKA, vous habitez à :BEHAUZE.</text:p>
      <text:p text:style-name="P1"/>
      <text:p text:style-name="P3">Bonjour monsieur JGEDBK, vous habitez à :.</text:p>
      <text:p text:style-name="P1"/>
      <text:p text:style-name="P3">Bonjour monsieur JGEEKAI, vous habitez à :.</text:p>
      <text:p text:style-name="P1"/>
      <text:p text:style-name="P3">Bonjour monsieur JGEJDGBI, vous habitez à :ZURAIDE.</text:p>
      <text:p text:style-name="P1"/>
      <text:p text:style-name="P3">Bonjour monsieur JGIBCAIHDBBI, vous habitez à :BIARRITZ.</text:p>
      <text:p text:style-name="P1"/>
      <text:p text:style-name="P3">Bonjour monsieur JGIBJIBD, vous habitez à :BAIGORRI.</text:p>
      <text:p text:style-name="P1"/>
      <text:p text:style-name="P3">Bonjour monsieur JGIBJIBD, vous habitez à :BAIGORRI.</text:p>
      <text:p text:style-name="P1"/>
      <text:p text:style-name="P3">Bonjour monsieur JGIBJIBD, vous habitez à :BAIGORRI.</text:p>
      <text:p text:style-name="P1"/>
      <text:p text:style-name="P3">Bonjour monsieur JGIBJIBD, vous habitez à :IRULEGI.</text:p>
      <text:p text:style-name="P1"/>
      <text:p text:style-name="P3">Bonjour monsieur JGIIHKGD, vous habitez à :MILAFRANGA.</text:p>
      <text:p text:style-name="P1"/>
      <text:p text:style-name="P3">Bonjour monsieur JGIIHKGD, vous habitez à :.</text:p>
      <text:p text:style-name="P1"/>
      <text:p text:style-name="P3">Bonjour monsieur JGIIHKGD, vous habitez à :LEKORNE.</text:p>
      <text:p text:style-name="P1"/>
      <text:p text:style-name="P3">Bonjour monsieur JGIKBA, vous habitez à :.</text:p>
      <text:p text:style-name="P1"/>
      <text:p text:style-name="P3">Bonjour monsieur JGIÙKEGIB, vous habitez à :.</text:p>
      <text:p text:style-name="P1"/>
      <text:p text:style-name="P3">Bonjour monsieur JGJBGKD, vous habitez à :IZURA.</text:p>
      <text:p text:style-name="P1"/>
      <text:p text:style-name="P3">Bonjour monsieur JGKABGÈ, vous habitez à :.</text:p>
      <text:p text:style-name="P1"/>
      <text:p text:style-name="P3">Bonjour monsieur JGKBDD, vous habitez à :.</text:p>
      <text:p text:style-name="P1"/>
      <text:p text:style-name="P3">Bonjour monsieur JGKBDD, vous habitez à :.</text:p>
      <text:p text:style-name="P1"/>
      <text:p text:style-name="P3">Bonjour monsieur JGKCIEIA, vous habitez à :.</text:p>
      <text:p text:style-name="P1"/>
      <text:p text:style-name="P3">Bonjour monsieur JGKDHKEK, vous habitez à :ANHAUZE.</text:p>
      <text:p text:style-name="P1"/>
      <text:p text:style-name="P3">Bonjour monsieur JGKECDD, vous habitez à :.</text:p>
      <text:p text:style-name="P1"/>
      <text:p text:style-name="P3">Bonjour monsieur JGKEEIA, vous habitez à :AIHERRA.</text:p>
      <text:p text:style-name="P1"/>
      <text:p text:style-name="P3">Bonjour monsieur JIAIEA, vous habitez à :BIARRITZ.</text:p>
      <text:p text:style-name="P1"/>
      <text:p text:style-name="P3">Bonjour monsieur JIAIEA, vous habitez à :.</text:p>
      <text:p text:style-name="P1"/>
      <text:p text:style-name="P3">Bonjour monsieur JIAIEA, vous habitez à :BAIONA.</text:p>
      <text:p text:style-name="P1"/>
      <text:p text:style-name="P3">Bonjour monsieur JIBABKDI, vous habitez à :.</text:p>
      <text:p text:style-name="P1"/>
      <text:p text:style-name="P3">Bonjour monsieur JIBBDAIA, vous habitez à :ARRANGOITZE.</text:p>
      <text:p text:style-name="P1"/>
      <text:p text:style-name="P3">Bonjour monsieur JIBBK ÈAJGIAK, vous habitez à :HENDAIA.</text:p>
      <text:p text:style-name="P1"/>
      <text:p text:style-name="P3">Bonjour monsieur JIBDIÇ, vous habitez à :.</text:p>
      <text:p text:style-name="P1"/>
      <text:p text:style-name="P3">Bonjour monsieur JIBDKIIA, vous habitez à :BAIONA.</text:p>
      <text:p text:style-name="P1"/>
      <text:p text:style-name="P3">Bonjour monsieur JIBEGDHGIBG, vous habitez à :MILAFRANGA.</text:p>
      <text:p text:style-name="P1"/>
      <text:p text:style-name="P3">Bonjour monsieur JIBFKJGI, vous habitez à :BAYONNE.</text:p>
      <text:p text:style-name="P1"/>
      <text:p text:style-name="P3">Bonjour monsieur JIBGD, vous habitez à :.</text:p>
      <text:p text:style-name="P1"/>
      <text:p text:style-name="P3">Bonjour monsieur JIBGDJDGBGHDGD, vous habitez à :UZTARITZE.</text:p>
      <text:p text:style-name="P1"/>
      <text:p text:style-name="P3">Bonjour monsieur JIBGDJDGBGHDGD, vous habitez à :ST CASTIN.</text:p>
      <text:p text:style-name="P1"/>
      <text:p text:style-name="P3">Bonjour monsieur JIBGDJDGBGHDGD, vous habitez à :.</text:p>
      <text:p text:style-name="P1"/>
      <text:p text:style-name="P3">Bonjour monsieur JIBGDJDGBGHDGD, vous habitez à :UZTARITZE.</text:p>
      <text:p text:style-name="P1"/>
      <text:p text:style-name="P3">Bonjour monsieur JIBGDJDGBGHDGD, vous habitez à :GAMARTE.</text:p>
      <text:p text:style-name="P1"/>
      <text:p text:style-name="P3">Bonjour monsieur JIBHDAGHDKD, vous habitez à :UHARTE GARAZI.</text:p>
      <text:p text:style-name="P1"/>
      <text:p text:style-name="P3">Bonjour monsieur JIBHDAHDKD, vous habitez à :MAKEA.</text:p>
      <text:p text:style-name="P1"/>
      <text:p text:style-name="P3">Bonjour monsieur JIDIBAIKA, vous habitez à :HIRIBURU.</text:p>
      <text:p text:style-name="P1"/>
      <text:p text:style-name="P3">Bonjour monsieur JIDKJ, vous habitez à :ZURAIDE.</text:p>
      <text:p text:style-name="P1"/>
      <text:p text:style-name="P3">Bonjour monsieur JIEEIJKÙI, vous habitez à :HAZPARNE.</text:p>
      <text:p text:style-name="P1"/>
      <text:p text:style-name="P3">Bonjour monsieur JIEEIJKÙI, vous habitez à :.</text:p>
      <text:p text:style-name="P1"/>
      <text:p text:style-name="P3">Bonjour monsieur JIEEKD, vous habitez à :.</text:p>
      <text:p text:style-name="P1"/>
      <text:p text:style-name="P3">Bonjour monsieur JIGEEIKA, vous habitez à :.</text:p>
      <text:p text:style-name="P1"/>
      <text:p text:style-name="P3">Bonjour monsieur JIIIBI, vous habitez à :ANGELU.</text:p>
      <text:p text:style-name="P1"/>
      <text:p text:style-name="P3">Bonjour monsieur JIKAÙKE, vous habitez à :.</text:p>
      <text:p text:style-name="P1"/>
      <text:p text:style-name="P3">Bonjour monsieur JKBAGIB, vous habitez à :LESCAR.</text:p>
      <text:p text:style-name="P1"/>
      <text:p text:style-name="P3">Bonjour monsieur JKBAIA, vous habitez à :AZKAINE.</text:p>
      <text:p text:style-name="P1"/>
      <text:p text:style-name="P3">Bonjour monsieur JKBAIBK, vous habitez à :.</text:p>
      <text:p text:style-name="P1"/>
      <text:p text:style-name="P3">Bonjour monsieur JKBAIGHAB, vous habitez à :.</text:p>
      <text:p text:style-name="P1"/>
      <text:p text:style-name="P3">Bonjour monsieur JKBBAÈK, vous habitez à :.</text:p>
      <text:p text:style-name="P1"/>
      <text:p text:style-name="P3">Bonjour monsieur JKBBI, vous habitez à :LARRESORO.</text:p>
      <text:p text:style-name="P1"/>
      <text:p text:style-name="P3">Bonjour monsieur JKBBI, vous habitez à :BAIONA.</text:p>
      <text:p text:style-name="P1"/>
      <text:p text:style-name="P3">Bonjour monsieur JKBBIBI, vous habitez à :.</text:p>
      <text:p text:style-name="P1"/>
      <text:p text:style-name="P3">Bonjour monsieur JKBBIBI, vous habitez à :ARBONA.</text:p>
      <text:p text:style-name="P1"/>
      <text:p text:style-name="P3">Bonjour monsieur JKBBIKA, vous habitez à :.</text:p>
      <text:p text:style-name="P1"/>
      <text:p text:style-name="P3">Bonjour monsieur JKBBKA, vous habitez à :ANGELU.</text:p>
      <text:p text:style-name="P1"/>
      <text:p text:style-name="P3">Bonjour monsieur JKBDAIIE, vous habitez à :BRISON ST INNOCENT.</text:p>
      <text:p text:style-name="P1"/>
      <text:p text:style-name="P3">Bonjour monsieur JKBDIJDAHEI, vous habitez à :BAIONA.</text:p>
      <text:p text:style-name="P1"/>
      <text:p text:style-name="P3">Bonjour monsieur JKBDIJGI, vous habitez à :ITSASU.</text:p>
      <text:p text:style-name="P1"/>
      <text:p text:style-name="P3">Bonjour monsieur JKBIAD, vous habitez à :.</text:p>
      <text:p text:style-name="P1"/>
      <text:p text:style-name="P3">Bonjour monsieur JKBIDKÙI, vous habitez à :PAGOLA.</text:p>
      <text:p text:style-name="P1"/>
      <text:p text:style-name="P3">Bonjour monsieur JKBJÇ KBKEJABA, vous habitez à :ARNEGI.</text:p>
      <text:p text:style-name="P1"/>
      <text:p text:style-name="P3">Bonjour monsieur JKBJIBKBIDK, vous habitez à :.</text:p>
      <text:p text:style-name="P1"/>
      <text:p text:style-name="P3">Bonjour monsieur JKDAKEDAJI, vous habitez à :SENPERE.</text:p>
      <text:p text:style-name="P1"/>
      <text:p text:style-name="P3">Bonjour monsieur JKEAKBBKA, vous habitez à :.</text:p>
      <text:p text:style-name="P1"/>
      <text:p text:style-name="P3">Bonjour monsieur JKEÇ, vous habitez à :ANHAUZE.</text:p>
      <text:p text:style-name="P1"/>
      <text:p text:style-name="P3">Bonjour monsieur JKECGDD, vous habitez à :BAYONNE.</text:p>
      <text:p text:style-name="P1"/>
      <text:p text:style-name="P3">Bonjour monsieur JKEGKII, vous habitez à :.</text:p>
      <text:p text:style-name="P1"/>
      <text:p text:style-name="P3">Bonjour monsieur JKEIBIG, vous habitez à :CIBOURE.</text:p>
      <text:p text:style-name="P1"/>
      <text:p text:style-name="P3">Bonjour monsieur JKÈKAJDD, vous habitez à :BOKALE.</text:p>
      <text:p text:style-name="P1"/>
      <text:p text:style-name="P3">Bonjour monsieur JKEÙIA, vous habitez à :.</text:p>
      <text:p text:style-name="P1"/>
      <text:p text:style-name="P3">Bonjour monsieur JKIDB, vous habitez à :LAKARRA.</text:p>
      <text:p text:style-name="P1"/>
      <text:p text:style-name="P3">Bonjour monsieur JKJGIDKAA, vous habitez à :URT.</text:p>
      <text:p text:style-name="P1"/>
      <text:p text:style-name="P3">Bonjour monsieur JKJGIDKAA, vous habitez à :BASTIDA.</text:p>
      <text:p text:style-name="P1"/>
      <text:p text:style-name="P3">Bonjour monsieur JKJGIDKAA, vous habitez à :ITSASU.</text:p>
      <text:p text:style-name="P1"/>
      <text:p text:style-name="P3">Bonjour monsieur JKJGIDKAA, vous habitez à :LEKUNBERRI.</text:p>
      <text:p text:style-name="P1"/>
      <text:p text:style-name="P3">Bonjour monsieur JKJGIDKAA, vous habitez à :.</text:p>
      <text:p text:style-name="P1"/>
      <text:p text:style-name="P3">Bonjour monsieur JKJGIDKAA, vous habitez à :.</text:p>
      <text:p text:style-name="P1"/>
      <text:p text:style-name="P3">Bonjour monsieur JKJKDDI, vous habitez à :.</text:p>
      <text:p text:style-name="P1"/>
      <text:p text:style-name="P3">Bonjour monsieur KAIÇ, vous habitez à :.</text:p>
      <text:p text:style-name="P1"/>
      <text:p text:style-name="P3">Bonjour monsieur KAIÇ, vous habitez à :.</text:p>
      <text:p text:style-name="P1"/>
      <text:p text:style-name="P3">Bonjour monsieur KAIDAKBI, vous habitez à :.</text:p>
      <text:p text:style-name="P1"/>
      <text:p text:style-name="P3">Bonjour monsieur KAJGDKBIDK, vous habitez à :SAINT MARTIN D'ARROSSA.</text:p>
      <text:p text:style-name="P1"/>
      <text:p text:style-name="P3">Bonjour monsieur KBAGAÇB, vous habitez à :BAIONA.</text:p>
      <text:p text:style-name="P1"/>
      <text:p text:style-name="P3">Bonjour monsieur KBAKJGI, vous habitez à :BUNUZE.</text:p>
      <text:p text:style-name="P1"/>
      <text:p text:style-name="P3">Bonjour monsieur KBBDÇD, vous habitez à :.</text:p>
      <text:p text:style-name="P1"/>
      <text:p text:style-name="P3">Bonjour monsieur KBBGJGEEKHK, vous habitez à :ZIBURU.</text:p>
      <text:p text:style-name="P1"/>
      <text:p text:style-name="P3">Bonjour monsieur KBBIBI, vous habitez à :.</text:p>
      <text:p text:style-name="P1"/>
      <text:p text:style-name="P3">Bonjour monsieur KBBIBI GHDB, vous habitez à :.</text:p>
      <text:p text:style-name="P1"/>
      <text:p text:style-name="P3">Bonjour monsieur KBBKJGA, vous habitez à :ARROSA.</text:p>
      <text:p text:style-name="P1"/>
      <text:p text:style-name="P3">Bonjour monsieur KBBKJGA, vous habitez à :ARROSA.</text:p>
      <text:p text:style-name="P1"/>
      <text:p text:style-name="P3">Bonjour monsieur KBDAÇKBID, vous habitez à :.</text:p>
      <text:p text:style-name="P1"/>
      <text:p text:style-name="P3">Bonjour monsieur KBDAÈKBIDK, vous habitez à :HAZPARNE.</text:p>
      <text:p text:style-name="P1"/>
      <text:p text:style-name="P3">Bonjour monsieur KBDDAEI, vous habitez à :.</text:p>
      <text:p text:style-name="P1"/>
      <text:p text:style-name="P3">Bonjour monsieur KBDKAI, vous habitez à :.</text:p>
      <text:p text:style-name="P1"/>
      <text:p text:style-name="P3">Bonjour monsieur KBDKE, vous habitez à :.</text:p>
      <text:p text:style-name="P1"/>
      <text:p text:style-name="P3">Bonjour monsieur KBDKE, vous habitez à :.</text:p>
      <text:p text:style-name="P1"/>
      <text:p text:style-name="P3">Bonjour monsieur KBEK, vous habitez à :.</text:p>
      <text:p text:style-name="P1"/>
      <text:p text:style-name="P3">Bonjour monsieur KBFKAÈ, vous habitez à :.</text:p>
      <text:p text:style-name="P1"/>
      <text:p text:style-name="P3">Bonjour monsieur KBGÈEIDIG, vous habitez à :.</text:p>
      <text:p text:style-name="P1"/>
      <text:p text:style-name="P3">Bonjour monsieur KBGKDJIA, vous habitez à :.</text:p>
      <text:p text:style-name="P1"/>
      <text:p text:style-name="P3">Bonjour monsieur KBIAK, vous habitez à :ORTZAIZE.</text:p>
      <text:p text:style-name="P1"/>
      <text:p text:style-name="P3">Bonjour monsieur KBKAI-BKÈDA, vous habitez à :.</text:p>
      <text:p text:style-name="P1"/>
      <text:p text:style-name="P3">Bonjour monsieur KBKEJDABI, vous habitez à :AIHERRA.</text:p>
      <text:p text:style-name="P1"/>
      <text:p text:style-name="P3">Bonjour monsieur KÇÀKHAIB, vous habitez à :.</text:p>
      <text:p text:style-name="P1"/>
      <text:p text:style-name="P3">Bonjour monsieur KCGIBAIHAÇ, vous habitez à :ARBONA.</text:p>
      <text:p text:style-name="P1"/>
      <text:p text:style-name="P3">Bonjour monsieur KCGIBAIHGAÇ, vous habitez à :LARRESORO.</text:p>
      <text:p text:style-name="P1"/>
      <text:p text:style-name="P3">Bonjour monsieur KÇIBAKBKD, vous habitez à :.</text:p>
      <text:p text:style-name="P1"/>
      <text:p text:style-name="P3">Bonjour monsieur KÇIBGAIHG, vous habitez à :JATSU.</text:p>
      <text:p text:style-name="P1"/>
      <text:p text:style-name="P3">Bonjour monsieur KÇIÈ, vous habitez à :.</text:p>
      <text:p text:style-name="P1"/>
      <text:p text:style-name="P3">Bonjour monsieur KDÇDEKJIGIBI, vous habitez à :ANHAUZE.</text:p>
      <text:p text:style-name="P1"/>
      <text:p text:style-name="P3">Bonjour monsieur KDÇDEKJIGIBI, vous habitez à :.</text:p>
      <text:p text:style-name="P1"/>
      <text:p text:style-name="P3">Bonjour monsieur KDDBHK, vous habitez à :AINHOA.</text:p>
      <text:p text:style-name="P1"/>
      <text:p text:style-name="P3">Bonjour monsieur KDIAIÈK, vous habitez à :ZURAIDE.</text:p>
      <text:p text:style-name="P1"/>
      <text:p text:style-name="P3">Bonjour monsieur KDIAIÈK, vous habitez à :.</text:p>
      <text:p text:style-name="P1"/>
      <text:p text:style-name="P3">Bonjour monsieur KDIAIÈK, vous habitez à :MAKEA.</text:p>
      <text:p text:style-name="P1"/>
      <text:p text:style-name="P3">Bonjour monsieur KDIAIÈK, vous habitez à :ZURAIDE.</text:p>
      <text:p text:style-name="P1"/>
      <text:p text:style-name="P3">Bonjour monsieur KDIAKB, vous habitez à :UZTARITZE.</text:p>
      <text:p text:style-name="P1"/>
      <text:p text:style-name="P3">Bonjour monsieur KDIBIG, vous habitez à :.</text:p>
      <text:p text:style-name="P1"/>
      <text:p text:style-name="P3">Bonjour monsieur KEAEIA, vous habitez à :.</text:p>
      <text:p text:style-name="P1"/>
      <text:p text:style-name="P3">Bonjour monsieur KECD, vous habitez à :.</text:p>
      <text:p text:style-name="P1"/>
      <text:p text:style-name="P3">Bonjour monsieur KEGEGJGK, vous habitez à :.</text:p>
      <text:p text:style-name="P1"/>
      <text:p text:style-name="P3">Bonjour monsieur KEGEGJGK, vous habitez à :.</text:p>
      <text:p text:style-name="P1"/>
      <text:p text:style-name="P3">Bonjour monsieur KEHKEKBBDDID, vous habitez à :GARRUZE.</text:p>
      <text:p text:style-name="P1"/>
      <text:p text:style-name="P3">Bonjour monsieur KEHKEKBBDDID, vous habitez à :.</text:p>
      <text:p text:style-name="P1"/>
      <text:p text:style-name="P3">Bonjour monsieur KEIBADÇ, vous habitez à :.</text:p>
      <text:p text:style-name="P1"/>
      <text:p text:style-name="P3">Bonjour monsieur KEIBADÇ, vous habitez à :HAZPARNE.</text:p>
      <text:p text:style-name="P1"/>
      <text:p text:style-name="P3">Bonjour monsieur KÈJAI, vous habitez à :.</text:p>
      <text:p text:style-name="P1"/>
      <text:p text:style-name="P3">Bonjour monsieur KEJGJKB, vous habitez à :DONIBANE LOHITZUNE.</text:p>
      <text:p text:style-name="P1"/>
      <text:p text:style-name="P3">Bonjour monsieur KGBI, vous habitez à :.</text:p>
      <text:p text:style-name="P1"/>
      <text:p text:style-name="P3">Bonjour monsieur KGBI, vous habitez à :JATSU.</text:p>
      <text:p text:style-name="P1"/>
      <text:p text:style-name="P3">Bonjour monsieur KGJKHAIBBI, vous habitez à :KANBO.</text:p>
      <text:p text:style-name="P1"/>
      <text:p text:style-name="P3">Bonjour monsieur KHAIB, vous habitez à :BIDARRAI.</text:p>
      <text:p text:style-name="P1"/>
      <text:p text:style-name="P3">Bonjour monsieur KHAIB, vous habitez à :MIARRITZE.</text:p>
      <text:p text:style-name="P1"/>
      <text:p text:style-name="P3">Bonjour monsieur KHAIBBI, vous habitez à :BIDARRAI.</text:p>
      <text:p text:style-name="P1"/>
      <text:p text:style-name="P3">Bonjour monsieur KHAIBBI, vous habitez à :.</text:p>
      <text:p text:style-name="P1"/>
      <text:p text:style-name="P3">Bonjour monsieur KHAIBBI, vous habitez à :DONAPAULE.</text:p>
      <text:p text:style-name="P1"/>
      <text:p text:style-name="P3">Bonjour monsieur KHAIBBI, vous habitez à :BIDARRAI.</text:p>
      <text:p text:style-name="P1"/>
      <text:p text:style-name="P3">Bonjour monsieur KHAIBHKBKÇ, vous habitez à :JUTSI.</text:p>
      <text:p text:style-name="P1"/>
      <text:p text:style-name="P3">Bonjour monsieur KHAIBHKBKÇ, vous habitez à :MUGERRE.</text:p>
      <text:p text:style-name="P1"/>
      <text:p text:style-name="P3">Bonjour monsieur KHDBBDIÇ, vous habitez à :IRISARRI.</text:p>
      <text:p text:style-name="P1"/>
      <text:p text:style-name="P3">Bonjour monsieur KHGBBI, vous habitez à :.</text:p>
      <text:p text:style-name="P1"/>
      <text:p text:style-name="P3">Bonjour monsieur KHGBBIJKBBIDK, vous habitez à :.</text:p>
      <text:p text:style-name="P1"/>
      <text:p text:style-name="P3">Bonjour monsieur KHGBBIJKBBIDK, vous habitez à :.</text:p>
      <text:p text:style-name="P1"/>
      <text:p text:style-name="P3">Bonjour monsieur KHIB, vous habitez à :BIDARRAI.</text:p>
      <text:p text:style-name="P1"/>
      <text:p text:style-name="P3">Bonjour monsieur KHIBHKBKG, vous habitez à :JUTSI.</text:p>
      <text:p text:style-name="P1"/>
      <text:p text:style-name="P3">Bonjour monsieur KJGIBGADHKBKÇ, vous habitez à :ORTAZIZE.</text:p>
      <text:p text:style-name="P1"/>
      <text:p text:style-name="P3">Bonjour monsieur KJGIKEEKG, vous habitez à :BAIONA.</text:p>
      <text:p text:style-name="P1"/>
      <text:p text:style-name="P3">Bonjour monsieur KJIBÇ, vous habitez à :ISTURITZE.</text:p>
      <text:p text:style-name="P1"/>
      <text:p text:style-name="P3">Bonjour monsieur KJIBÇ, vous habitez à :ISTURITZE.</text:p>
      <text:p text:style-name="P1"/>
      <text:p text:style-name="P3">Bonjour monsieur KJKIGI, vous habitez à :BAIONA.</text:p>
      <text:p text:style-name="P1"/>
      <text:p text:style-name="P3">Bonjour monsieur ÙAEEGIA, vous habitez à :.</text:p>
      <text:p text:style-name="P1"/>
      <text:p text:style-name="P3">Bonjour monsieur ÙAEEGIA, vous habitez à :.</text:p>
      <text:p text:style-name="P1"/>
      <text:p text:style-name="P3">Bonjour monsieur ÙGHDKA, vous habitez à :.</text:p>
      <text:p text:style-name="P1"/>
      <text:p text:style-name="P3">Bonjour monsieur ÙGIDDI, vous habitez à :.</text:p>
      <text:p text:style-name="P1"/>
      <text:p text:style-name="P3">Bonjour monsieur ÙKEIGÙGIEBD, vous habitez à :MIARRITZ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0T14:40:09.135316742</dc:date>
    <dc:creator>oparihack </dc:creator>
    <meta:editing-duration>PT24S</meta:editing-duration>
    <meta:editing-cycles>1</meta:editing-cycles>
    <meta:document-statistic meta:table-count="0" meta:image-count="0" meta:object-count="0" meta:page-count="1573" meta:paragraph-count="787" meta:word-count="5599" meta:character-count="38724" meta:non-whitespace-character-count="33911"/>
    <meta:generator>LibreOffice/4.3.3.2$Linux_X86_64 LibreOffice_project/430m0$Build-2</meta:generator>
  </office:meta>
</office:document-meta>
</file>